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1.5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</table:table-row>
        <table:table-row table:style-name="ro1"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</table:table-row>
        <table:table-row table:style-name="ro1"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</table:table-row>
        <table:table-row table:style-name="ro1"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</table:table-row>
        <table:table-row table:style-name="ro1"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</table:table-row>
        <table:table-row table:style-name="ro1"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</table:table-row>
        <table:table-row table:style-name="ro1"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</table:table-row>
        <table:table-row table:style-name="ro1"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</table:table-row>
        <table:table-row table:style-name="ro1"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</table:table-row>
        <table:table-row table:style-name="ro1"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</table:table-row>
        <table:table-row table:style-name="ro1"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</table:table-row>
        <table:table-row table:style-name="ro1"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</table:table-row>
        <table:table-row table:style-name="ro1"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</table:table-row>
        <table:table-row table:style-name="ro1"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</table:table-row>
        <table:table-row table:style-name="ro1"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m-lj.ungraph_m</text:p>
          </table:table-cell>
          <table:table-cell office:value-type="float" office:value="4036538" calcext:value-type="float">
            <text:p>4036538</text:p>
          </table:table-cell>
          <table:table-cell office:value-type="float" office:value="34681189" calcext:value-type="float">
            <text:p>34681189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1632803" calcext:value-type="float">
            <text:p>1632803</text:p>
          </table:table-cell>
          <table:table-cell office:value-type="float" office:value="22301964" calcext:value-type="float">
            <text:p>22301964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456626" calcext:value-type="float">
            <text:p>456626</text:p>
          </table:table-cell>
          <table:table-cell office:value-type="float" office:value="12508413" calcext:value-type="float">
            <text:p>12508413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1696415" calcext:value-type="float">
            <text:p>1696415</text:p>
          </table:table-cell>
          <table:table-cell office:value-type="float" office:value="11095298" calcext:value-type="float">
            <text:p>11095298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685230" calcext:value-type="float">
            <text:p>685230</text:p>
          </table:table-cell>
          <table:table-cell office:value-type="float" office:value="6649470" calcext:value-type="float">
            <text:p>6649470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2394385" calcext:value-type="float">
            <text:p>2394385</text:p>
          </table:table-cell>
          <table:table-cell office:value-type="float" office:value="4659565" calcext:value-type="float">
            <text:p>4659565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916428" calcext:value-type="float">
            <text:p>916428</text:p>
          </table:table-cell>
          <table:table-cell office:value-type="float" office:value="4322051" calcext:value-type="float">
            <text:p>4322051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1157827" calcext:value-type="float">
            <text:p>1157827</text:p>
          </table:table-cell>
          <table:table-cell office:value-type="float" office:value="2987624" calcext:value-type="float">
            <text:p>2987624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971281" calcext:value-type="float">
            <text:p>1971281</text:p>
          </table:table-cell>
          <table:table-cell office:value-type="float" office:value="2766607" calcext:value-type="float">
            <text:p>2766607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1393383" calcext:value-type="float">
            <text:p>1393383</text:p>
          </table:table-cell>
          <table:table-cell office:value-type="float" office:value="1921660" calcext:value-type="float">
            <text:p>192166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1090920" calcext:value-type="float">
            <text:p>1090920</text:p>
          </table:table-cell>
          <table:table-cell office:value-type="float" office:value="1541898" calcext:value-type="float">
            <text:p>154189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81306" calcext:value-type="float">
            <text:p>81306</text:p>
          </table:table-cell>
          <table:table-cell office:value-type="float" office:value="1342296" calcext:value-type="float">
            <text:p>1342296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425957" calcext:value-type="float">
            <text:p>425957</text:p>
          </table:table-cell>
          <table:table-cell office:value-type="float" office:value="1049866" calcext:value-type="float">
            <text:p>1049866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600000" calcext:value-type="float">
            <text:p>600000</text:p>
          </table:table-cell>
          <table:table-cell office:value-type="float" office:value="925872" calcext:value-type="float">
            <text:p>925872</text:p>
          </table:table-cell>
        </table:table-row>
        <table:table-row table:style-name="ro1">
          <table:table-cell office:value-type="string" calcext:value-type="string">
            <text:p>soc-Slashdot0902_m</text:p>
          </table:table-cell>
          <table:table-cell office:value-type="float" office:value="82168" calcext:value-type="float">
            <text:p>82168</text:p>
          </table:table-cell>
          <table:table-cell office:value-type="float" office:value="504230" calcext:value-type="float">
            <text:p>504230</text:p>
          </table:table-cell>
        </table:table-row>
        <table:table-row table:style-name="ro1">
          <table:table-cell office:value-type="string" calcext:value-type="string">
            <text:p>soc-Slashdot0811_m</text:p>
          </table:table-cell>
          <table:table-cell office:value-type="float" office:value="77360" calcext:value-type="float">
            <text:p>77360</text:p>
          </table:table-cell>
          <table:table-cell office:value-type="float" office:value="469180" calcext:value-type="float">
            <text:p>469180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</table:table-row>
        <table:table-row table:style-name="ro1">
          <table:table-cell office:value-type="string" calcext:value-type="string">
            <text:p>gcol26</text:p>
          </table:table-cell>
          <table:table-cell office:value-type="float" office:value="300" calcext:value-type="float">
            <text:p>300</text:p>
          </table:table-cell>
          <table:table-cell office:value-type="float" office:value="22601" calcext:value-type="float">
            <text:p>22601</text:p>
          </table:table-cell>
        </table:table-row>
        <table:table-row table:style-name="ro1">
          <table:table-cell office:value-type="string" calcext:value-type="string">
            <text:p>gcol22</text:p>
          </table:table-cell>
          <table:table-cell office:value-type="float" office:value="300" calcext:value-type="float">
            <text:p>300</text:p>
          </table:table-cell>
          <table:table-cell office:value-type="float" office:value="22569" calcext:value-type="float">
            <text:p>22569</text:p>
          </table:table-cell>
        </table:table-row>
        <table:table-row table:style-name="ro1">
          <table:table-cell office:value-type="string" calcext:value-type="string">
            <text:p>gcol30</text:p>
          </table:table-cell>
          <table:table-cell office:value-type="float" office:value="300" calcext:value-type="float">
            <text:p>300</text:p>
          </table:table-cell>
          <table:table-cell office:value-type="float" office:value="22543" calcext:value-type="float">
            <text:p>22543</text:p>
          </table:table-cell>
        </table:table-row>
        <table:table-row table:style-name="ro1">
          <table:table-cell office:value-type="string" calcext:value-type="string">
            <text:p>gcol29</text:p>
          </table:table-cell>
          <table:table-cell office:value-type="float" office:value="300" calcext:value-type="float">
            <text:p>300</text:p>
          </table:table-cell>
          <table:table-cell office:value-type="float" office:value="22520" calcext:value-type="float">
            <text:p>22520</text:p>
          </table:table-cell>
        </table:table-row>
        <table:table-row table:style-name="ro1">
          <table:table-cell office:value-type="string" calcext:value-type="string">
            <text:p>gcol21</text:p>
          </table:table-cell>
          <table:table-cell office:value-type="float" office:value="300" calcext:value-type="float">
            <text:p>300</text:p>
          </table:table-cell>
          <table:table-cell office:value-type="float" office:value="22482" calcext:value-type="float">
            <text:p>22482</text:p>
          </table:table-cell>
        </table:table-row>
        <table:table-row table:style-name="ro1">
          <table:table-cell office:value-type="string" calcext:value-type="string">
            <text:p>gcol28</text:p>
          </table:table-cell>
          <table:table-cell office:value-type="float" office:value="300" calcext:value-type="float">
            <text:p>300</text:p>
          </table:table-cell>
          <table:table-cell office:value-type="float" office:value="22472" calcext:value-type="float">
            <text:p>22472</text:p>
          </table:table-cell>
        </table:table-row>
        <table:table-row table:style-name="ro1">
          <table:table-cell office:value-type="string" calcext:value-type="string">
            <text:p>gcol24</text:p>
          </table:table-cell>
          <table:table-cell office:value-type="float" office:value="300" calcext:value-type="float">
            <text:p>300</text:p>
          </table:table-cell>
          <table:table-cell office:value-type="float" office:value="22446" calcext:value-type="float">
            <text:p>22446</text:p>
          </table:table-cell>
        </table:table-row>
        <table:table-row table:style-name="ro1">
          <table:table-cell office:value-type="string" calcext:value-type="string">
            <text:p>gcol23</text:p>
          </table:table-cell>
          <table:table-cell office:value-type="float" office:value="300" calcext:value-type="float">
            <text:p>300</text:p>
          </table:table-cell>
          <table:table-cell office:value-type="float" office:value="22393" calcext:value-type="float">
            <text:p>22393</text:p>
          </table:table-cell>
        </table:table-row>
        <table:table-row table:style-name="ro1">
          <table:table-cell office:value-type="string" calcext:value-type="string">
            <text:p>gcol25</text:p>
          </table:table-cell>
          <table:table-cell office:value-type="float" office:value="300" calcext:value-type="float">
            <text:p>300</text:p>
          </table:table-cell>
          <table:table-cell office:value-type="float" office:value="22360" calcext:value-type="float">
            <text:p>22360</text:p>
          </table:table-cell>
        </table:table-row>
        <table:table-row table:style-name="ro1">
          <table:table-cell office:value-type="string" calcext:value-type="string">
            <text:p>gcol27</text:p>
          </table:table-cell>
          <table:table-cell office:value-type="float" office:value="300" calcext:value-type="float">
            <text:p>300</text:p>
          </table:table-cell>
          <table:table-cell office:value-type="float" office:value="22327" calcext:value-type="float">
            <text:p>22327</text:p>
          </table:table-cell>
        </table:table-row>
        <table:table-row table:style-name="ro1">
          <table:table-cell office:value-type="string" calcext:value-type="string">
            <text:p>gcol6</text:p>
          </table:table-cell>
          <table:table-cell office:value-type="float" office:value="100" calcext:value-type="float">
            <text:p>100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string" calcext:value-type="string">
            <text:p>gcol12</text:p>
          </table:table-cell>
          <table:table-cell office:value-type="float" office:value="100" calcext:value-type="float">
            <text:p>10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string" calcext:value-type="string">
            <text:p>gcol15</text:p>
          </table:table-cell>
          <table:table-cell office:value-type="float" office:value="100" calcext:value-type="float">
            <text:p>100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gcol19</text:p>
          </table:table-cell>
          <table:table-cell office:value-type="float" office:value="100" calcext:value-type="float">
            <text:p>100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gcol14</text:p>
          </table:table-cell>
          <table:table-cell office:value-type="float" office:value="100" calcext:value-type="float">
            <text:p>100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string" calcext:value-type="string">
            <text:p>gcol10</text:p>
          </table:table-cell>
          <table:table-cell office:value-type="float" office:value="100" calcext:value-type="float">
            <text:p>100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gcol7</text:p>
          </table:table-cell>
          <table:table-cell office:value-type="float" office:value="100" calcext:value-type="float">
            <text:p>100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string" calcext:value-type="string">
            <text:p>gcol17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string" calcext:value-type="string">
            <text:p>gcol4</text:p>
          </table:table-cell>
          <table:table-cell office:value-type="float" office:value="100" calcext:value-type="float">
            <text:p>10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string" calcext:value-type="string">
            <text:p>gcol16</text:p>
          </table:table-cell>
          <table:table-cell office:value-type="float" office:value="100" calcext:value-type="float">
            <text:p>100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string" calcext:value-type="string">
            <text:p>gcol1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string" calcext:value-type="string">
            <text:p>gcol2</text:p>
          </table:table-cell>
          <table:table-cell office:value-type="float" office:value="100" calcext:value-type="float">
            <text:p>100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string" calcext:value-type="string">
            <text:p>gcol9</text:p>
          </table:table-cell>
          <table:table-cell office:value-type="float" office:value="100" calcext:value-type="float">
            <text:p>100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string" calcext:value-type="string">
            <text:p>gcol3</text:p>
          </table:table-cell>
          <table:table-cell office:value-type="float" office:value="100" calcext:value-type="float">
            <text:p>100</text:p>
          </table:table-cell>
          <table:table-cell office:value-type="float" office:value="2482" calcext:value-type="float">
            <text:p>2482</text:p>
          </table:table-cell>
        </table:table-row>
        <table:table-row table:style-name="ro1">
          <table:table-cell office:value-type="string" calcext:value-type="string">
            <text:p>gcol8</text:p>
          </table:table-cell>
          <table:table-cell office:value-type="float" office:value="100" calcext:value-type="float">
            <text:p>100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string" calcext:value-type="string">
            <text:p>gcol18</text:p>
          </table:table-cell>
          <table:table-cell office:value-type="float" office:value="100" calcext:value-type="float">
            <text:p>100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gcol11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string" calcext:value-type="string">
            <text:p>gcol13</text:p>
          </table:table-cell>
          <table:table-cell office:value-type="float" office:value="100" calcext:value-type="float">
            <text:p>10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string" calcext:value-type="string">
            <text:p>gcol5</text:p>
          </table:table-cell>
          <table:table-cell office:value-type="float" office:value="100" calcext:value-type="float">
            <text:p>1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gcol20</text:p>
          </table:table-cell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</table:table-row>
      </table:table>
      <table:table table:name="Sheet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table:style-name="Default"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style-name="ce2" table:formula="of:=[.I2]/1000" office:value-type="float" office:value="2.4306041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style-name="ce2" table:formula="of:=[.I3]/1000" office:value-type="float" office:value="10.17525791" calcext:value-type="float">
            <text:p>10.2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style-name="ce2" table:formula="of:=[.I4]/1000" office:value-type="float" office:value="1.2478163" calcext:value-type="float">
            <text:p>1.2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style-name="ce2" table:formula="of:=[.I5]/1000" office:value-type="float" office:value="27.41952333" calcext:value-type="float">
            <text:p>27.4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style-name="ce2" table:formula="of:=[.I6]/1000" office:value-type="float" office:value="6.33344981" calcext:value-type="float">
            <text:p>6.3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style-name="ce2" table:formula="of:=[.I7]/1000" office:value-type="float" office:value="4.6508928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style-name="ce2" table:formula="of:=[.I8]/1000" office:value-type="float" office:value="1.56629279" calcext:value-type="float">
            <text:p>1.6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style-name="ce2" table:formula="of:=[.I9]/1000" office:value-type="float" office:value="12.06884515" calcext:value-type="float">
            <text:p>12.1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style-name="ce2" table:formula="of:=[.I10]/1000" office:value-type="float" office:value="5.85426654" calcext:value-type="float">
            <text:p>5.9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style-name="ce2" table:formula="of:=[.I11]/1000" office:value-type="float" office:value="7.96557792" calcext:value-type="float">
            <text:p>8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style-name="ce2" table:formula="of:=[.I12]/1000" office:value-type="float" office:value="9.78660776" calcext:value-type="float">
            <text:p>9.8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style-name="ce2" table:formula="of:=[.I13]/1000" office:value-type="float" office:value="0.03225042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style-name="ce2" table:formula="of:=[.I14]/1000" office:value-type="float" office:value="3.11814764" calcext:value-type="float">
            <text:p>3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style-name="ce2" table:formula="of:=[.I15]/1000" office:value-type="float" office:value="15.19323982" calcext:value-type="float">
            <text:p>15.2</text:p>
          </table:table-cell>
        </table:table-row>
        <table:table-row table:style-name="ro1" table:number-rows-repeated="14">
          <table:table-cell table:number-columns-repeated="7"/>
          <table:table-cell table:style-name="Default"/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4" table:style-name="ta1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formula="of:=([.K15]-[.G15])/[.K15]" office:value-type="percentage" office:value="0.995743234462006" calcext:value-type="percentage">
            <text:p>99.57%</text:p>
          </table:table-cell>
        </table:table-row>
      </table:table>
      <table:table table:name="Sheet5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table:style-name="Default"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table:style-name="Default"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style-name="Default" table:number-columns-repeated="2"/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  <table:table-cell office:value-type="float" office:value="2.4306041" calcext:value-type="float">
            <text:p>2.4</text:p>
          </table:table-cell>
          <table:table-cell table:formula="of:=([.J2]-[.I2])/[.J2]" office:value-type="percentage" office:value="0.00172497446210996" calcext:value-type="percentage">
            <text:p>0.17%</text:p>
          </table:table-cell>
          <table:table-cell office:value-type="float" office:value="549" calcext:value-type="float">
            <text:p>549</text:p>
          </table:table-cell>
          <table:table-cell table:formula="of:=([.L2]-[.G2])/[.L2]" office:value-type="percentage" office:value="0.965209471766849" calcext:value-type="percentage">
            <text:p>96.52%</text:p>
          </table:table-cell>
          <table:table-cell office:value-type="float" office:value="20" calcext:value-type="float">
            <text:p>20</text:p>
          </table:table-cell>
          <table:table-cell office:value-type="float" office:value="2.42881463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table:formula="of:=([.N2]-[.E2])/[.N2]" office:value-type="percentage" office:value="0.505" calcext:value-type="percentage">
            <text:p>50.50%</text:p>
          </table:table-cell>
          <table:table-cell table:formula="of:=([.O2]-[.I2])/[.O2]" office:value-type="percentage" office:value="0.000989478558929573" calcext:value-type="percentage">
            <text:p>0.10%</text:p>
          </table:table-cell>
          <table:table-cell table:formula="of:=([.P2]-[.G2])/[.P2]" office:value-type="percentage" office:value="0.0449999999999999" calcext:value-type="percentage">
            <text:p>4.50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  <table:table-cell office:value-type="float" office:value="10.17525791" calcext:value-type="float">
            <text:p>10.2</text:p>
          </table:table-cell>
          <table:table-cell table:formula="of:=([.J3]-[.I3])/[.J3]" office:value-type="percentage" office:value="-0.155427027402001" calcext:value-type="percentage">
            <text:p>-15.54%</text:p>
          </table:table-cell>
          <table:table-cell office:value-type="float" office:value="35455" calcext:value-type="float">
            <text:p>35455</text:p>
          </table:table-cell>
          <table:table-cell table:formula="of:=([.L3]-[.G3])/[.L3]" office:value-type="percentage" office:value="0.99126780425892" calcext:value-type="percentage">
            <text:p>99.13%</text:p>
          </table:table-cell>
          <table:table-cell office:value-type="float" office:value="311.8" calcext:value-type="float">
            <text:p>312</text:p>
          </table:table-cell>
          <table:table-cell office:value-type="float" office:value="12.22536958" calcext:value-type="float">
            <text:p>12.2</text:p>
          </table:table-cell>
          <table:table-cell office:value-type="float" office:value="311.8" calcext:value-type="float">
            <text:p>312</text:p>
          </table:table-cell>
          <table:table-cell table:formula="of:=([.N3]-[.E3])/[.N3]" office:value-type="percentage" office:value="0.502245028864657" calcext:value-type="percentage">
            <text:p>50.22%</text:p>
          </table:table-cell>
          <table:table-cell table:formula="of:=([.O3]-[.I3])/[.O3]" office:value-type="percentage" office:value="0.0383302588059674" calcext:value-type="percentage">
            <text:p>3.83%</text:p>
          </table:table-cell>
          <table:table-cell table:formula="of:=([.P3]-[.G3])/[.P3]" office:value-type="percentage" office:value="0.00705580500320715" calcext:value-type="percentage">
            <text:p>0.71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  <table:table-cell office:value-type="float" office:value="1.2478163" calcext:value-type="float">
            <text:p>1.2</text:p>
          </table:table-cell>
          <table:table-cell table:formula="of:=([.J4]-[.I4])/[.J4]" office:value-type="percentage" office:value="-0.00359895923783003" calcext:value-type="percentage">
            <text:p>-0.36%</text:p>
          </table:table-cell>
          <table:table-cell office:value-type="float" office:value="343" calcext:value-type="float">
            <text:p>343</text:p>
          </table:table-cell>
          <table:table-cell table:formula="of:=([.L4]-[.G4])/[.L4]" office:value-type="percentage" office:value="0.696501457725948" calcext:value-type="percentage">
            <text:p>69.65%</text:p>
          </table:table-cell>
          <table:table-cell office:value-type="float" office:value="111.9" calcext:value-type="float">
            <text:p>112</text:p>
          </table:table-cell>
          <table:table-cell office:value-type="float" office:value="1.26499054" calcext:value-type="float">
            <text:p>1.3</text:p>
          </table:table-cell>
          <table:table-cell office:value-type="float" office:value="111.9" calcext:value-type="float">
            <text:p>112</text:p>
          </table:table-cell>
          <table:table-cell table:formula="of:=([.N4]-[.E4])/[.N4]" office:value-type="percentage" office:value="0.532618409294013" calcext:value-type="percentage">
            <text:p>53.26%</text:p>
          </table:table-cell>
          <table:table-cell table:formula="of:=([.O4]-[.I4])/[.O4]" office:value-type="percentage" office:value="0.0100264781426747" calcext:value-type="percentage">
            <text:p>1.00%</text:p>
          </table:table-cell>
          <table:table-cell table:formula="of:=([.P4]-[.G4])/[.P4]" office:value-type="percentage" office:value="0.0697050938337803" calcext:value-type="percentage">
            <text:p>6.97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  <table:table-cell office:value-type="float" office:value="27.41952333" calcext:value-type="float">
            <text:p>27.4</text:p>
          </table:table-cell>
          <table:table-cell table:formula="of:=([.J5]-[.I5])/[.J5]" office:value-type="percentage" office:value="-0.0377547515155874" calcext:value-type="percentage">
            <text:p>-3.78%</text:p>
          </table:table-cell>
          <table:table-cell office:value-type="float" office:value="14815" calcext:value-type="float">
            <text:p>14815</text:p>
          </table:table-cell>
          <table:table-cell table:formula="of:=([.L5]-[.G5])/[.L5]" office:value-type="percentage" office:value="0.969672629092136" calcext:value-type="percentage">
            <text:p>96.97%</text:p>
          </table:table-cell>
          <table:table-cell office:value-type="float" office:value="450.2" calcext:value-type="float">
            <text:p>450</text:p>
          </table:table-cell>
          <table:table-cell office:value-type="float" office:value="28.96018289" calcext:value-type="float">
            <text:p>29.0</text:p>
          </table:table-cell>
          <table:table-cell office:value-type="float" office:value="450.2" calcext:value-type="float">
            <text:p>450</text:p>
          </table:table-cell>
          <table:table-cell table:formula="of:=([.N5]-[.E5])/[.N5]" office:value-type="percentage" office:value="0.500444247001333" calcext:value-type="percentage">
            <text:p>50.04%</text:p>
          </table:table-cell>
          <table:table-cell table:formula="of:=([.O5]-[.I5])/[.O5]" office:value-type="percentage" office:value="0.0174530068376925" calcext:value-type="percentage">
            <text:p>1.75%</text:p>
          </table:table-cell>
          <table:table-cell table:formula="of:=([.P5]-[.G5])/[.P5]" office:value-type="percentage" office:value="0.00199911150599728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  <table:table-cell office:value-type="float" office:value="6.33344981" calcext:value-type="float">
            <text:p>6.3</text:p>
          </table:table-cell>
          <table:table-cell table:formula="of:=([.J6]-[.I6])/[.J6]" office:value-type="percentage" office:value="-0.0460151826797218" calcext:value-type="percentage">
            <text:p>-4.60%</text:p>
          </table:table-cell>
          <table:table-cell office:value-type="float" office:value="28754" calcext:value-type="float">
            <text:p>28754</text:p>
          </table:table-cell>
          <table:table-cell table:formula="of:=([.L6]-[.G6])/[.L6]" office:value-type="percentage" office:value="0.992988801558044" calcext:value-type="percentage">
            <text:p>99.30%</text:p>
          </table:table-cell>
          <table:table-cell office:value-type="float" office:value="204.1" calcext:value-type="float">
            <text:p>204</text:p>
          </table:table-cell>
          <table:table-cell office:value-type="float" office:value="6.77016462" calcext:value-type="float">
            <text:p>6.8</text:p>
          </table:table-cell>
          <table:table-cell office:value-type="float" office:value="204.1" calcext:value-type="float">
            <text:p>204</text:p>
          </table:table-cell>
          <table:table-cell table:formula="of:=([.N6]-[.E6])/[.N6]" office:value-type="percentage" office:value="0.505144536991671" calcext:value-type="percentage">
            <text:p>50.51%</text:p>
          </table:table-cell>
          <table:table-cell table:formula="of:=([.O6]-[.I6])/[.O6]" office:value-type="percentage" office:value="0.0214588519119349" calcext:value-type="percentage">
            <text:p>2.15%</text:p>
          </table:table-cell>
          <table:table-cell table:formula="of:=([.P6]-[.G6])/[.P6]" office:value-type="percentage" office:value="0.0122488975992161" calcext:value-type="percentage">
            <text:p>1.22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  <table:table-cell office:value-type="float" office:value="4.65089283" calcext:value-type="float">
            <text:p>4.7</text:p>
          </table:table-cell>
          <table:table-cell table:formula="of:=([.J7]-[.I7])/[.J7]" office:value-type="percentage" office:value="-0.019953824650911" calcext:value-type="percentage">
            <text:p>-2.00%</text:p>
          </table:table-cell>
          <table:table-cell office:value-type="float" office:value="6332" calcext:value-type="float">
            <text:p>6332</text:p>
          </table:table-cell>
          <table:table-cell table:formula="of:=([.L7]-[.G7])/[.L7]" office:value-type="percentage" office:value="0.991550852811118" calcext:value-type="percentage">
            <text:p>99.16%</text:p>
          </table:table-cell>
          <table:table-cell office:value-type="float" office:value="51.3" calcext:value-type="float">
            <text:p>51</text:p>
          </table:table-cell>
          <table:table-cell office:value-type="float" office:value="4.82186234" calcext:value-type="float">
            <text:p>4.8</text:p>
          </table:table-cell>
          <table:table-cell office:value-type="float" office:value="51.3" calcext:value-type="float">
            <text:p>51</text:p>
          </table:table-cell>
          <table:table-cell table:formula="of:=([.N7]-[.E7])/[.N7]" office:value-type="percentage" office:value="0.475633528265107" calcext:value-type="percentage">
            <text:p>47.56%</text:p>
          </table:table-cell>
          <table:table-cell table:formula="of:=([.O7]-[.I7])/[.O7]" office:value-type="percentage" office:value="0.0162108340073434" calcext:value-type="percentage">
            <text:p>1.62%</text:p>
          </table:table-cell>
          <table:table-cell table:formula="of:=([.P7]-[.G7])/[.P7]" office:value-type="percentage" office:value="-0.0428849902534114" calcext:value-type="percentage">
            <text:p>-4.2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  <table:table-cell office:value-type="float" office:value="1.56629279" calcext:value-type="float">
            <text:p>1.6</text:p>
          </table:table-cell>
          <table:table-cell table:formula="of:=([.J8]-[.I8])/[.J8]" office:value-type="percentage" office:value="-1.83166148009913" calcext:value-type="percentage">
            <text:p>-183.17%</text:p>
          </table:table-cell>
          <table:table-cell office:value-type="float" office:value="51386" calcext:value-type="float">
            <text:p>51386</text:p>
          </table:table-cell>
          <table:table-cell table:formula="of:=([.L8]-[.G8])/[.L8]" office:value-type="percentage" office:value="0.989421243140155" calcext:value-type="percentage">
            <text:p>98.94%</text:p>
          </table:table-cell>
          <table:table-cell office:value-type="float" office:value="536.4" calcext:value-type="float">
            <text:p>536</text:p>
          </table:table-cell>
          <table:table-cell office:value-type="float" office:value="5.19561687" calcext:value-type="float">
            <text:p>5.2</text:p>
          </table:table-cell>
          <table:table-cell office:value-type="float" office:value="536.4" calcext:value-type="float">
            <text:p>536</text:p>
          </table:table-cell>
          <table:table-cell table:formula="of:=([.N8]-[.E8])/[.N8]" office:value-type="percentage" office:value="0.492915734526473" calcext:value-type="percentage">
            <text:p>49.29%</text:p>
          </table:table-cell>
          <table:table-cell table:formula="of:=([.O8]-[.I8])/[.O8]" office:value-type="percentage" office:value="0.146355270033604" calcext:value-type="percentage">
            <text:p>14.64%</text:p>
          </table:table-cell>
          <table:table-cell table:formula="of:=([.P8]-[.G8])/[.P8]" office:value-type="percentage" office:value="-0.0134228187919464" calcext:value-type="percentage">
            <text:p>-1.34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  <table:table-cell office:value-type="float" office:value="12.06884515" calcext:value-type="float">
            <text:p>12.1</text:p>
          </table:table-cell>
          <table:table-cell table:formula="of:=([.J9]-[.I9])/[.J9]" office:value-type="percentage" office:value="0.00247819154428372" calcext:value-type="percentage">
            <text:p>0.25%</text:p>
          </table:table-cell>
          <table:table-cell office:value-type="float" office:value="12" calcext:value-type="float">
            <text:p>12</text:p>
          </table:table-cell>
          <table:table-cell table:formula="of:=([.L9]-[.G9])/[.L9]" office:value-type="percentage" office:value="-0.05" calcext:value-type="percentage">
            <text:p>-5.00%</text:p>
          </table:table-cell>
          <table:table-cell office:value-type="float" office:value="13.2" calcext:value-type="float">
            <text:p>13</text:p>
          </table:table-cell>
          <table:table-cell office:value-type="float" office:value="12.04542919" calcext:value-type="float">
            <text:p>12.0</text:p>
          </table:table-cell>
          <table:table-cell office:value-type="float" office:value="13.2" calcext:value-type="float">
            <text:p>13</text:p>
          </table:table-cell>
          <table:table-cell table:formula="of:=([.N9]-[.E9])/[.N9]" office:value-type="percentage" office:value="0.507575757575758" calcext:value-type="percentage">
            <text:p>50.76%</text:p>
          </table:table-cell>
          <table:table-cell table:formula="of:=([.O9]-[.I9])/[.O9]" office:value-type="percentage" office:value="0.000539038493156437" calcext:value-type="percentage">
            <text:p>0.05%</text:p>
          </table:table-cell>
          <table:table-cell table:formula="of:=([.P9]-[.G9])/[.P9]" office:value-type="percentage" office:value="0.0454545454545454" calcext:value-type="percentage">
            <text:p>4.55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  <table:table-cell office:value-type="float" office:value="5.85426654" calcext:value-type="float">
            <text:p>5.9</text:p>
          </table:table-cell>
          <table:table-cell table:formula="of:=([.J10]-[.I10])/[.J10]" office:value-type="percentage" office:value="0.00306732873833263" calcext:value-type="percentage">
            <text:p>0.31%</text:p>
          </table:table-cell>
          <table:table-cell office:value-type="float" office:value="9" calcext:value-type="float">
            <text:p>9</text:p>
          </table:table-cell>
          <table:table-cell table:formula="of:=([.L10]-[.G10])/[.L10]" office:value-type="percentage" office:value="-0.388888888888889" calcext:value-type="percentage">
            <text:p>-38.89%</text:p>
          </table:table-cell>
          <table:table-cell office:value-type="float" office:value="12.7" calcext:value-type="float">
            <text:p>13</text:p>
          </table:table-cell>
          <table:table-cell office:value-type="float" office:value="5.83197181" calcext:value-type="float">
            <text:p>5.8</text:p>
          </table:table-cell>
          <table:table-cell office:value-type="float" office:value="12.7" calcext:value-type="float">
            <text:p>13</text:p>
          </table:table-cell>
          <table:table-cell table:formula="of:=([.N10]-[.E10])/[.N10]" office:value-type="percentage" office:value="0.496062992125984" calcext:value-type="percentage">
            <text:p>49.61%</text:p>
          </table:table-cell>
          <table:table-cell table:formula="of:=([.O10]-[.I10])/[.O10]" office:value-type="percentage" office:value="-0.000743791318154273" calcext:value-type="percentage">
            <text:p>-0.07%</text:p>
          </table:table-cell>
          <table:table-cell table:formula="of:=([.P10]-[.G10])/[.P10]" office:value-type="percentage" office:value="0.0157480314960629" calcext:value-type="percentage">
            <text:p>1.57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  <table:table-cell office:value-type="float" office:value="7.96557792" calcext:value-type="float">
            <text:p>8.0</text:p>
          </table:table-cell>
          <table:table-cell table:formula="of:=([.J11]-[.I11])/[.J11]" office:value-type="percentage" office:value="0.00273358822406705" calcext:value-type="percentage">
            <text:p>0.27%</text:p>
          </table:table-cell>
          <table:table-cell office:value-type="float" office:value="12" calcext:value-type="float">
            <text:p>12</text:p>
          </table:table-cell>
          <table:table-cell table:formula="of:=([.L11]-[.G11])/[.L11]" office:value-type="percentage" office:value="-0.075" calcext:value-type="percentage">
            <text:p>-7.50%</text:p>
          </table:table-cell>
          <table:table-cell office:value-type="float" office:value="13" calcext:value-type="float">
            <text:p>13</text:p>
          </table:table-cell>
          <table:table-cell office:value-type="float" office:value="7.94276546" calcext:value-type="float">
            <text:p>7.9</text:p>
          </table:table-cell>
          <table:table-cell office:value-type="float" office:value="13" calcext:value-type="float">
            <text:p>13</text:p>
          </table:table-cell>
          <table:table-cell table:formula="of:=([.N11]-[.E11])/[.N11]" office:value-type="percentage" office:value="0.484615384615385" calcext:value-type="percentage">
            <text:p>48.46%</text:p>
          </table:table-cell>
          <table:table-cell table:formula="of:=([.O11]-[.I11])/[.O11]" office:value-type="percentage" office:value="-0.000130666076598508" calcext:value-type="percentage">
            <text:p>-0.01%</text:p>
          </table:table-cell>
          <table:table-cell table:formula="of:=([.P11]-[.G11])/[.P11]" office:value-type="percentage" office:value="0.00769230769230767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  <table:table-cell office:value-type="float" office:value="9.78660776" calcext:value-type="float">
            <text:p>9.8</text:p>
          </table:table-cell>
          <table:table-cell table:formula="of:=([.J12]-[.I12])/[.J12]" office:value-type="percentage" office:value="-0.0326730106939527" calcext:value-type="percentage">
            <text:p>-3.27%</text:p>
          </table:table-cell>
          <table:table-cell office:value-type="float" office:value="14854" calcext:value-type="float">
            <text:p>14854</text:p>
          </table:table-cell>
          <table:table-cell table:formula="of:=([.L12]-[.G12])/[.L12]" office:value-type="percentage" office:value="0.987727211525515" calcext:value-type="percentage">
            <text:p>98.77%</text:p>
          </table:table-cell>
          <table:table-cell office:value-type="float" office:value="192.6" calcext:value-type="float">
            <text:p>193</text:p>
          </table:table-cell>
          <table:table-cell office:value-type="float" office:value="10.23147883" calcext:value-type="float">
            <text:p>10.2</text:p>
          </table:table-cell>
          <table:table-cell office:value-type="float" office:value="192.6" calcext:value-type="float">
            <text:p>193</text:p>
          </table:table-cell>
          <table:table-cell table:formula="of:=([.N12]-[.E12])/[.N12]" office:value-type="percentage" office:value="0.525441329179647" calcext:value-type="percentage">
            <text:p>52.54%</text:p>
          </table:table-cell>
          <table:table-cell table:formula="of:=([.O12]-[.I12])/[.O12]" office:value-type="percentage" office:value="0.0122282547888533" calcext:value-type="percentage">
            <text:p>1.22%</text:p>
          </table:table-cell>
          <table:table-cell table:formula="of:=([.P12]-[.G12])/[.P12]" office:value-type="percentage" office:value="0.0534787123572169" calcext:value-type="percentage">
            <text:p>5.35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  <table:table-cell office:value-type="float" office:value="0.03225042" calcext:value-type="float">
            <text:p>0.0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3383" calcext:value-type="float">
            <text:p>3383</text:p>
          </table:table-cell>
          <table:table-cell table:formula="of:=([.L13]-[.G13])/[.L13]" office:value-type="percentage" office:value="0.936860774460538" calcext:value-type="percentage">
            <text:p>93.69%</text:p>
          </table:table-cell>
          <table:table-cell office:value-type="float" office:value="215.6" calcext:value-type="float">
            <text:p>216</text:p>
          </table:table-cell>
          <table:table-cell office:value-type="float" office:value="0.195002372" calcext:value-type="float">
            <text:p>0.2</text:p>
          </table:table-cell>
          <table:table-cell office:value-type="float" office:value="215.6" calcext:value-type="float">
            <text:p>216</text:p>
          </table:table-cell>
          <table:table-cell table:formula="of:=([.N13]-[.E13])/[.N13]" office:value-type="percentage" office:value="0.503710575139147" calcext:value-type="percentage">
            <text:p>50.37%</text:p>
          </table:table-cell>
          <table:table-cell table:formula="of:=([.O13]-[.I13])/[.O13]" office:value-type="percentage" office:value="0.255114363429384" calcext:value-type="percentage">
            <text:p>25.51%</text:p>
          </table:table-cell>
          <table:table-cell table:formula="of:=([.P13]-[.G13])/[.P13]" office:value-type="percentage" office:value="0.00927643784786642" calcext:value-type="percentage">
            <text:p>0.9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  <table:table-cell office:value-type="float" office:value="3.11814764" calcext:value-type="float">
            <text:p>3.1</text:p>
          </table:table-cell>
          <table:table-cell table:formula="of:=([.J14]-[.I14])/[.J14]" office:value-type="percentage" office:value="-0.630509189103054" calcext:value-type="percentage">
            <text:p>-63.05%</text:p>
          </table:table-cell>
          <table:table-cell office:value-type="float" office:value="84230" calcext:value-type="float">
            <text:p>84230</text:p>
          </table:table-cell>
          <table:table-cell table:formula="of:=([.L14]-[.G14])/[.L14]" office:value-type="percentage" office:value="0.997162531164668" calcext:value-type="percentage">
            <text:p>99.72%</text:p>
          </table:table-cell>
          <table:table-cell office:value-type="float" office:value="242.6" calcext:value-type="float">
            <text:p>243</text:p>
          </table:table-cell>
          <table:table-cell office:value-type="float" office:value="7.17041232" calcext:value-type="float">
            <text:p>7.2</text:p>
          </table:table-cell>
          <table:table-cell office:value-type="float" office:value="242.6" calcext:value-type="float">
            <text:p>243</text:p>
          </table:table-cell>
          <table:table-cell table:formula="of:=([.N14]-[.E14])/[.N14]" office:value-type="percentage" office:value="0.506183017312449" calcext:value-type="percentage">
            <text:p>50.62%</text:p>
          </table:table-cell>
          <table:table-cell table:formula="of:=([.O14]-[.I14])/[.O14]" office:value-type="percentage" office:value="0.290951739857548" calcext:value-type="percentage">
            <text:p>29.10%</text:p>
          </table:table-cell>
          <table:table-cell table:formula="of:=([.P14]-[.G14])/[.P14]" office:value-type="percentage" office:value="0.0148392415498763" calcext:value-type="percentage">
            <text:p>1.48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  <table:table-cell office:value-type="float" office:value="15.19323982" calcext:value-type="float">
            <text:p>15.2</text:p>
          </table:table-cell>
          <table:table-cell table:formula="of:=([.J15]-[.I15])/[.J15]" office:value-type="percentage" office:value="-0.078667976294736" calcext:value-type="percentage">
            <text:p>-7.87%</text:p>
          </table:table-cell>
          <table:table-cell office:value-type="float" office:value="100029" calcext:value-type="float">
            <text:p>100029</text:p>
          </table:table-cell>
          <table:table-cell table:formula="of:=([.L15]-[.G15])/[.L15]" office:value-type="percentage" office:value="0.995731237940997" calcext:value-type="percentage">
            <text:p>99.57%</text:p>
          </table:table-cell>
          <table:table-cell office:value-type="float" office:value="425.8" calcext:value-type="float">
            <text:p>426</text:p>
          </table:table-cell>
          <table:table-cell office:value-type="float" office:value="17.02050501" calcext:value-type="float">
            <text:p>17.0</text:p>
          </table:table-cell>
          <table:table-cell office:value-type="float" office:value="425.8" calcext:value-type="float">
            <text:p>426</text:p>
          </table:table-cell>
          <table:table-cell table:formula="of:=([.N15]-[.E15])/[.N15]" office:value-type="percentage" office:value="0.498121183654298" calcext:value-type="percentage">
            <text:p>49.81%</text:p>
          </table:table-cell>
          <table:table-cell table:formula="of:=([.O15]-[.I15])/[.O15]" office:value-type="percentage" office:value="0.0371342542203454" calcext:value-type="percentage">
            <text:p>3.71%</text:p>
          </table:table-cell>
          <table:table-cell table:formula="of:=([.P15]-[.G15])/[.P15]" office:value-type="percentage" office:value="-0.00281822451855328" calcext:value-type="percentage">
            <text:p>-0.28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formula="of:=SUM([.I2:.I15])" office:value-type="float" office:value="117.237317606" calcext:value-type="float">
            <text:p>117.237317606</text:p>
          </table:table-cell>
          <table:table-cell table:style-name="Default" table:formula="of:=SUM([.J2:.J15])" office:value-type="float" office:value="107.84277232" calcext:value-type="float">
            <text:p>107.84277232</text:p>
          </table:table-cell>
          <table:table-cell table:formula="of:=AVERAGE([.K2:.K15])" office:value-type="percentage" office:value="-0.19473266562201" calcext:value-type="percentage">
            <text:p>-19.47%</text:p>
          </table:table-cell>
          <table:table-cell table:style-name="ce3"/>
          <table:table-cell table:formula="of:=AVERAGE([.M2:.M15])" office:value-type="percentage" office:value="0.714300366182571" calcext:value-type="percentage">
            <text:p>71.43%</text:p>
          </table:table-cell>
          <table:table-cell table:style-name="ce3" table:number-columns-repeated="3"/>
          <table:table-cell table:formula="of:=AVERAGE([.Q2:.Q15])" office:value-type="percentage" office:value="0.502550837467566" calcext:value-type="percentage">
            <text:p>50.26%</text:p>
          </table:table-cell>
          <table:table-cell table:formula="of:=AVERAGE([.R2:.R15])" office:value-type="percentage" office:value="0.0604226694066201" calcext:value-type="percentage">
            <text:p>6.04%</text:p>
          </table:table-cell>
          <table:table-cell table:formula="of:=AVERAGE([.S2:.S15])" office:value-type="percentage" office:value="0.015955153626869" calcext:value-type="percentage">
            <text:p>1.60%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formula="of:=([.J16]-[.I16])/[.J16]" office:value-type="percentage" office:value="-0.0871133510748752" calcext:value-type="percentage">
            <text:p>-8.71%</text:p>
          </table:table-cell>
          <table:table-cell/>
          <table:table-cell table:style-name="Default" table:number-columns-repeated="7"/>
        </table:table-row>
      </table:table>
      <table:table table:name="Sheet6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Initial Memory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Random Colouring</text:p>
          </table:table-cell>
          <table:table-cell office:value-type="string" calcext:value-type="string">
            <text:p>Conflict Detection</text:p>
          </table:table-cell>
          <table:table-cell office:value-type="string" calcext:value-type="string">
            <text:p>Conflict Resolution</text:p>
          </table:table-cell>
          <table:table-cell office:value-type="string" calcext:value-type="string">
            <text:p>Max Degree</text:p>
          </table:table-cell>
          <table:table-cell office:value-type="string" calcext:value-type="string">
            <text:p>Conflicts Count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9284" calcext:value-type="float">
            <text:p>3.09284</text:p>
          </table:table-cell>
          <table:table-cell office:value-type="float" office:value="3.22071" calcext:value-type="float">
            <text:p>3.22071</text:p>
          </table:table-cell>
          <table:table-cell office:value-type="float" office:value="2416.94" calcext:value-type="float">
            <text:p>2416.94</text:p>
          </table:table-cell>
          <table:table-cell office:value-type="float" office:value="2.91396" calcext:value-type="float">
            <text:p>2.91396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549" calcext:value-type="float">
            <text:p>549</text:p>
          </table:table-cell>
          <table:table-cell table:style-name="ce1" office:value-type="float" office:value="1690" calcext:value-type="float">
            <text:p>1690</text:p>
          </table:table-cell>
          <table:table-cell table:formula="of:=SUM([.B2:.F2])" office:value-type="float" office:value="2430.6041" calcext:value-type="float">
            <text:p>2430.6041</text:p>
          </table:table-cell>
          <table:table-cell table:formula="of:=[.I2]/1000" office:value-type="float" office:value="2.4306041" calcext:value-type="float">
            <text:p>2.4</text:p>
          </table:table-cell>
          <table:table-cell/>
          <table:table-cell table:style-name="ce2" table:formula="of:=[.J17]-[.J2]" office:value-type="float" office:value="-0.000492330000000152" calcext:value-type="float">
            <text:p>0.0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566" calcext:value-type="float">
            <text:p>31.566</text:p>
          </table:table-cell>
          <table:table-cell office:value-type="float" office:value="5.12241" calcext:value-type="float">
            <text:p>5.12241</text:p>
          </table:table-cell>
          <table:table-cell office:value-type="float" office:value="10065.6" calcext:value-type="float">
            <text:p>10065.6</text:p>
          </table:table-cell>
          <table:table-cell office:value-type="float" office:value="40.4092" calcext:value-type="float">
            <text:p>40.4092</text:p>
          </table:table-cell>
          <table:table-cell office:value-type="float" office:value="32.5603" calcext:value-type="float">
            <text:p>32.5603</text:p>
          </table:table-cell>
          <table:table-cell office:value-type="float" office:value="35455" calcext:value-type="float">
            <text:p>35455</text:p>
          </table:table-cell>
          <table:table-cell table:style-name="ce1" office:value-type="float" office:value="303" calcext:value-type="float">
            <text:p>303</text:p>
          </table:table-cell>
          <table:table-cell table:formula="of:=SUM([.B3:.F3])" office:value-type="float" office:value="10175.25791" calcext:value-type="float">
            <text:p>10175.25791</text:p>
          </table:table-cell>
          <table:table-cell table:formula="of:=[.I3]/1000" office:value-type="float" office:value="10.17525791" calcext:value-type="float">
            <text:p>10.2</text:p>
          </table:table-cell>
          <table:table-cell/>
          <table:table-cell table:style-name="ce2" table:formula="of:=[.J18]-[.J3]" office:value-type="float" office:value="0.00138565999999685" calcext:value-type="float">
            <text:p>0.0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55307" calcext:value-type="float">
            <text:p>3.55307</text:p>
          </table:table-cell>
          <table:table-cell office:value-type="float" office:value="2.7516" calcext:value-type="float">
            <text:p>2.7516</text:p>
          </table:table-cell>
          <table:table-cell office:value-type="float" office:value="1234.48" calcext:value-type="float">
            <text:p>1234.48</text:p>
          </table:table-cell>
          <table:table-cell office:value-type="float" office:value="2.15161" calcext:value-type="float">
            <text:p>2.15161</text:p>
          </table:table-cell>
          <table:table-cell office:value-type="float" office:value="4.88002" calcext:value-type="float">
            <text:p>4.88002</text:p>
          </table:table-cell>
          <table:table-cell office:value-type="float" office:value="343" calcext:value-type="float">
            <text:p>343</text:p>
          </table:table-cell>
          <table:table-cell table:style-name="ce1" office:value-type="float" office:value="2965.3" calcext:value-type="float">
            <text:p>2965</text:p>
          </table:table-cell>
          <table:table-cell table:formula="of:=SUM([.B4:.F4])" office:value-type="float" office:value="1247.8163" calcext:value-type="float">
            <text:p>1247.8163</text:p>
          </table:table-cell>
          <table:table-cell table:formula="of:=[.I4]/1000" office:value-type="float" office:value="1.2478163" calcext:value-type="float">
            <text:p>1.2</text:p>
          </table:table-cell>
          <table:table-cell/>
          <table:table-cell table:style-name="ce2" table:formula="of:=[.J19]-[.J4]" office:value-type="float" office:value="-0.00192336999999987" calcext:value-type="float">
            <text:p>0.0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95.7318" calcext:value-type="float">
            <text:p>95.7318</text:p>
          </table:table-cell>
          <table:table-cell office:value-type="float" office:value="9.35083" calcext:value-type="float">
            <text:p>9.35083</text:p>
          </table:table-cell>
          <table:table-cell office:value-type="float" office:value="27169.2" calcext:value-type="float">
            <text:p>27169.2</text:p>
          </table:table-cell>
          <table:table-cell office:value-type="float" office:value="47.7989" calcext:value-type="float">
            <text:p>47.7989</text:p>
          </table:table-cell>
          <table:table-cell office:value-type="float" office:value="97.4418" calcext:value-type="float">
            <text:p>97.4418</text:p>
          </table:table-cell>
          <table:table-cell office:value-type="float" office:value="14815" calcext:value-type="float">
            <text:p>14815</text:p>
          </table:table-cell>
          <table:table-cell table:style-name="ce1" office:value-type="float" office:value="2357.4" calcext:value-type="float">
            <text:p>2357</text:p>
          </table:table-cell>
          <table:table-cell table:formula="of:=SUM([.B5:.F5])" office:value-type="float" office:value="27419.52333" calcext:value-type="float">
            <text:p>27419.52333</text:p>
          </table:table-cell>
          <table:table-cell table:formula="of:=[.I5]/1000" office:value-type="float" office:value="27.41952333" calcext:value-type="float">
            <text:p>27.4</text:p>
          </table:table-cell>
          <table:table-cell/>
          <table:table-cell table:style-name="ce2" table:formula="of:=[.J20]-[.J5]" office:value-type="float" office:value="0.00751618999999693" calcext:value-type="float">
            <text:p>0.0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3426" calcext:value-type="float">
            <text:p>8.63426</text:p>
          </table:table-cell>
          <table:table-cell office:value-type="float" office:value="4.40065" calcext:value-type="float">
            <text:p>4.40065</text:p>
          </table:table-cell>
          <table:table-cell office:value-type="float" office:value="6284.48" calcext:value-type="float">
            <text:p>6284.48</text:p>
          </table:table-cell>
          <table:table-cell office:value-type="float" office:value="24.9013" calcext:value-type="float">
            <text:p>24.9013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28754" calcext:value-type="float">
            <text:p>28754</text:p>
          </table:table-cell>
          <table:table-cell table:style-name="ce1" office:value-type="float" office:value="106.9" calcext:value-type="float">
            <text:p>107</text:p>
          </table:table-cell>
          <table:table-cell table:formula="of:=SUM([.B6:.F6])" office:value-type="float" office:value="6333.44981" calcext:value-type="float">
            <text:p>6333.44981</text:p>
          </table:table-cell>
          <table:table-cell table:formula="of:=[.I6]/1000" office:value-type="float" office:value="6.33344981" calcext:value-type="float">
            <text:p>6.3</text:p>
          </table:table-cell>
          <table:table-cell/>
          <table:table-cell table:style-name="ce2" table:formula="of:=[.J21]-[.J6]" office:value-type="float" office:value="0.00671533999999951" calcext:value-type="float">
            <text:p>0.0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908" calcext:value-type="float">
            <text:p>11.5908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4609.74" calcext:value-type="float">
            <text:p>4609.74</text:p>
          </table:table-cell>
          <table:table-cell office:value-type="float" office:value="11.2091" calcext:value-type="float">
            <text:p>11.2091</text:p>
          </table:table-cell>
          <table:table-cell office:value-type="float" office:value="14.409" calcext:value-type="float">
            <text:p>14.409</text:p>
          </table:table-cell>
          <table:table-cell office:value-type="float" office:value="6332" calcext:value-type="float">
            <text:p>6332</text:p>
          </table:table-cell>
          <table:table-cell table:style-name="ce1" office:value-type="float" office:value="679.2" calcext:value-type="float">
            <text:p>679</text:p>
          </table:table-cell>
          <table:table-cell table:formula="of:=SUM([.B7:.F7])" office:value-type="float" office:value="4650.89283" calcext:value-type="float">
            <text:p>4650.89283</text:p>
          </table:table-cell>
          <table:table-cell table:formula="of:=[.I7]/1000" office:value-type="float" office:value="4.65089283" calcext:value-type="float">
            <text:p>4.7</text:p>
          </table:table-cell>
          <table:table-cell/>
          <table:table-cell table:style-name="ce2" table:formula="of:=[.J22]-[.J7]" office:value-type="float" office:value="0.00336425000000062" calcext:value-type="float">
            <text:p>0.0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3.5952" calcext:value-type="float">
            <text:p>33.5952</text:p>
          </table:table-cell>
          <table:table-cell office:value-type="float" office:value="3.03609" calcext:value-type="float">
            <text:p>3.03609</text:p>
          </table:table-cell>
          <table:table-cell office:value-type="float" office:value="1444.07" calcext:value-type="float">
            <text:p>1444.07</text:p>
          </table:table-cell>
          <table:table-cell office:value-type="float" office:value="50.395" calcext:value-type="float">
            <text:p>50.39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51386" calcext:value-type="float">
            <text:p>51386</text:p>
          </table:table-cell>
          <table:table-cell table:style-name="ce1" office:value-type="float" office:value="241.6" calcext:value-type="float">
            <text:p>242</text:p>
          </table:table-cell>
          <table:table-cell table:formula="of:=SUM([.B8:.F8])" office:value-type="float" office:value="1566.29279" calcext:value-type="float">
            <text:p>1566.29279</text:p>
          </table:table-cell>
          <table:table-cell table:formula="of:=[.I8]/1000" office:value-type="float" office:value="1.56629279" calcext:value-type="float">
            <text:p>1.6</text:p>
          </table:table-cell>
          <table:table-cell/>
          <table:table-cell table:style-name="ce2" table:formula="of:=[.J23]-[.J8]" office:value-type="float" office:value="-0.00117453999999984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10826" calcext:value-type="float">
            <text:p>9.10826</text:p>
          </table:table-cell>
          <table:table-cell office:value-type="float" office:value="5.83777" calcext:value-type="float">
            <text:p>5.83777</text:p>
          </table:table-cell>
          <table:table-cell office:value-type="float" office:value="12026.6" calcext:value-type="float">
            <text:p>12026.6</text:p>
          </table:table-cell>
          <table:table-cell office:value-type="float" office:value="4.65282" calcext:value-type="float">
            <text:p>4.65282</text:p>
          </table:table-cell>
          <table:table-cell office:value-type="float" office:value="22.6463" calcext:value-type="float">
            <text:p>22.646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03088" calcext:value-type="float">
            <text:p>203088</text:p>
          </table:table-cell>
          <table:table-cell table:formula="of:=SUM([.B9:.F9])" office:value-type="float" office:value="12068.84515" calcext:value-type="float">
            <text:p>12068.84515</text:p>
          </table:table-cell>
          <table:table-cell table:formula="of:=[.I9]/1000" office:value-type="float" office:value="12.06884515" calcext:value-type="float">
            <text:p>12.1</text:p>
          </table:table-cell>
          <table:table-cell/>
          <table:table-cell table:style-name="ce2" table:formula="of:=[.J24]-[.J9]" office:value-type="float" office:value="-0.00169183000000039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7164" calcext:value-type="float">
            <text:p>5.17164</text:p>
          </table:table-cell>
          <table:table-cell office:value-type="float" office:value="4.07045" calcext:value-type="float">
            <text:p>4.07045</text:p>
          </table:table-cell>
          <table:table-cell office:value-type="float" office:value="5827.99" calcext:value-type="float">
            <text:p>5827.99</text:p>
          </table:table-cell>
          <table:table-cell office:value-type="float" office:value="2.84535" calcext:value-type="float">
            <text:p>2.84535</text:p>
          </table:table-cell>
          <table:table-cell office:value-type="float" office:value="14.1891" calcext:value-type="float">
            <text:p>14.189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44989" calcext:value-type="float">
            <text:p>144989</text:p>
          </table:table-cell>
          <table:table-cell table:formula="of:=SUM([.B10:.F10])" office:value-type="float" office:value="5854.26654" calcext:value-type="float">
            <text:p>5854.26654</text:p>
          </table:table-cell>
          <table:table-cell table:formula="of:=[.I10]/1000" office:value-type="float" office:value="5.85426654" calcext:value-type="float">
            <text:p>5.9</text:p>
          </table:table-cell>
          <table:table-cell/>
          <table:table-cell table:style-name="ce2" table:formula="of:=[.J25]-[.J10]" office:value-type="float" office:value="0.00657766000000226" calcext:value-type="float">
            <text:p>0.0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236" calcext:value-type="float">
            <text:p>7.10236</text:p>
          </table:table-cell>
          <table:table-cell office:value-type="float" office:value="4.7729" calcext:value-type="float">
            <text:p>4.7729</text:p>
          </table:table-cell>
          <table:table-cell office:value-type="float" office:value="7934.47" calcext:value-type="float">
            <text:p>7934.47</text:p>
          </table:table-cell>
          <table:table-cell office:value-type="float" office:value="3.30736" calcext:value-type="float">
            <text:p>3.30736</text:p>
          </table:table-cell>
          <table:table-cell office:value-type="float" office:value="15.9253" calcext:value-type="float">
            <text:p>15.9253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1103" calcext:value-type="float">
            <text:p>141103</text:p>
          </table:table-cell>
          <table:table-cell table:formula="of:=SUM([.B11:.F11])" office:value-type="float" office:value="7965.57792" calcext:value-type="float">
            <text:p>7965.57792</text:p>
          </table:table-cell>
          <table:table-cell table:formula="of:=[.I11]/1000" office:value-type="float" office:value="7.96557792" calcext:value-type="float">
            <text:p>8.0</text:p>
          </table:table-cell>
          <table:table-cell/>
          <table:table-cell table:style-name="ce2" table:formula="of:=[.J26]-[.J11]" office:value-type="float" office:value="-0.00263296999999962" calcext:value-type="float">
            <text:p>0.0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54.557" calcext:value-type="float">
            <text:p>54.557</text:p>
          </table:table-cell>
          <table:table-cell office:value-type="float" office:value="5.35896" calcext:value-type="float">
            <text:p>5.35896</text:p>
          </table:table-cell>
          <table:table-cell office:value-type="float" office:value="9627.44" calcext:value-type="float">
            <text:p>9627.44</text:p>
          </table:table-cell>
          <table:table-cell office:value-type="float" office:value="38.2595" calcext:value-type="float">
            <text:p>38.2595</text:p>
          </table:table-cell>
          <table:table-cell office:value-type="float" office:value="60.9923" calcext:value-type="float">
            <text:p>60.9923</text:p>
          </table:table-cell>
          <table:table-cell office:value-type="float" office:value="14854" calcext:value-type="float">
            <text:p>14854</text:p>
          </table:table-cell>
          <table:table-cell table:style-name="ce1" office:value-type="float" office:value="1511.5" calcext:value-type="float">
            <text:p>1512</text:p>
          </table:table-cell>
          <table:table-cell table:formula="of:=SUM([.B12:.F12])" office:value-type="float" office:value="9786.60776" calcext:value-type="float">
            <text:p>9786.60776</text:p>
          </table:table-cell>
          <table:table-cell table:formula="of:=[.I12]/1000" office:value-type="float" office:value="9.78660776" calcext:value-type="float">
            <text:p>9.8</text:p>
          </table:table-cell>
          <table:table-cell/>
          <table:table-cell table:style-name="ce2" table:formula="of:=[.J27]-[.J12]" office:value-type="float" office:value="-0.0022756200000007" calcext:value-type="float">
            <text:p>0.0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2522" calcext:value-type="float">
            <text:p>3.42522</text:p>
          </table:table-cell>
          <table:table-cell office:value-type="float" office:value="1.81462" calcext:value-type="float">
            <text:p>1.81462</text:p>
          </table:table-cell>
          <table:table-cell office:value-type="float" office:value="19.8397" calcext:value-type="float">
            <text:p>19.8397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3.77826" calcext:value-type="float">
            <text:p>3.77826</text:p>
          </table:table-cell>
          <table:table-cell office:value-type="float" office:value="3383" calcext:value-type="float">
            <text:p>3383</text:p>
          </table:table-cell>
          <table:table-cell table:style-name="ce1" office:value-type="float" office:value="379" calcext:value-type="float">
            <text:p>379</text:p>
          </table:table-cell>
          <table:table-cell table:formula="of:=SUM([.B13:.F13])" office:value-type="float" office:value="32.25042" calcext:value-type="float">
            <text:p>32.25042</text:p>
          </table:table-cell>
          <table:table-cell table:formula="of:=[.I13]/1000" office:value-type="float" office:value="0.03225042" calcext:value-type="float">
            <text:p>0.0</text:p>
          </table:table-cell>
          <table:table-cell/>
          <table:table-cell table:style-name="ce2" table:formula="of:=[.J28]-[.J13]" office:value-type="float" office:value="-0.0000730100000000053" calcext:value-type="float">
            <text:p>0.0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159" calcext:value-type="float">
            <text:p>16.7159</text:p>
          </table:table-cell>
          <table:table-cell office:value-type="float" office:value="3.48754" calcext:value-type="float">
            <text:p>3.48754</text:p>
          </table:table-cell>
          <table:table-cell office:value-type="float" office:value="3017.31" calcext:value-type="float">
            <text:p>3017.31</text:p>
          </table:table-cell>
          <table:table-cell office:value-type="float" office:value="63.0269" calcext:value-type="float">
            <text:p>63.0269</text:p>
          </table:table-cell>
          <table:table-cell office:value-type="float" office:value="17.6073" calcext:value-type="float">
            <text:p>17.6073</text:p>
          </table:table-cell>
          <table:table-cell office:value-type="float" office:value="84230" calcext:value-type="float">
            <text:p>84230</text:p>
          </table:table-cell>
          <table:table-cell table:style-name="ce1" office:value-type="float" office:value="72.7" calcext:value-type="float">
            <text:p>73</text:p>
          </table:table-cell>
          <table:table-cell table:formula="of:=SUM([.B14:.F14])" office:value-type="float" office:value="3118.14764" calcext:value-type="float">
            <text:p>3118.14764</text:p>
          </table:table-cell>
          <table:table-cell table:formula="of:=[.I14]/1000" office:value-type="float" office:value="3.11814764" calcext:value-type="float">
            <text:p>3.1</text:p>
          </table:table-cell>
          <table:table-cell/>
          <table:table-cell table:style-name="ce2" table:formula="of:=[.J29]-[.J14]" office:value-type="float" office:value="0.00104426000000046" calcext:value-type="float">
            <text:p>0.0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6.64502" calcext:value-type="float">
            <text:p>6.64502</text:p>
          </table:table-cell>
          <table:table-cell office:value-type="float" office:value="15067.9" calcext:value-type="float">
            <text:p>15067.9</text:p>
          </table:table-cell>
          <table:table-cell office:value-type="float" office:value="82.7252" calcext:value-type="float">
            <text:p>82.7252</text:p>
          </table:table-cell>
          <table:table-cell office:value-type="float" office:value="18.8284" calcext:value-type="float">
            <text:p>18.8284</text:p>
          </table:table-cell>
          <table:table-cell office:value-type="float" office:value="100029" calcext:value-type="float">
            <text:p>100029</text:p>
          </table:table-cell>
          <table:table-cell table:style-name="ce1" office:value-type="float" office:value="47.8" calcext:value-type="float">
            <text:p>48</text:p>
          </table:table-cell>
          <table:table-cell table:formula="of:=SUM([.B15:.F15])" office:value-type="float" office:value="15193.23982" calcext:value-type="float">
            <text:p>15193.23982</text:p>
          </table:table-cell>
          <table:table-cell table:formula="of:=[.I15]/1000" office:value-type="float" office:value="15.19323982" calcext:value-type="float">
            <text:p>15.2</text:p>
          </table:table-cell>
          <table:table-cell/>
          <table:table-cell table:style-name="ce2" table:formula="of:=[.J30]-[.J15]" office:value-type="float" office:value="-0.00671369000000155" calcext:value-type="float">
            <text:p>0.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3.44835" calcext:value-type="float">
            <text:p>3.44835</text:p>
          </table:table-cell>
          <table:table-cell office:value-type="float" office:value="3.10492" calcext:value-type="float">
            <text:p>3.10492</text:p>
          </table:table-cell>
          <table:table-cell office:value-type="float" office:value="2416.22" calcext:value-type="float">
            <text:p>2416.22</text:p>
          </table:table-cell>
          <table:table-cell office:value-type="float" office:value="2.90186" calcext:value-type="float">
            <text:p>2.90186</text:p>
          </table:table-cell>
          <table:table-cell office:value-type="float" office:value="4.43664" calcext:value-type="float">
            <text:p>4.43664</text:p>
          </table:table-cell>
          <table:table-cell office:value-type="float" office:value="549" calcext:value-type="float">
            <text:p>549</text:p>
          </table:table-cell>
          <table:table-cell office:value-type="float" office:value="1662" calcext:value-type="float">
            <text:p>1662</text:p>
          </table:table-cell>
          <table:table-cell table:formula="of:=SUM([.B17:.F17])" office:value-type="float" office:value="2430.11177" calcext:value-type="float">
            <text:p>2430.11177</text:p>
          </table:table-cell>
          <table:table-cell table:formula="of:=[.I17]/1000" office:value-type="float" office:value="2.43011177" calcext:value-type="float">
            <text:p>2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2159" calcext:value-type="float">
            <text:p>28.2159</text:p>
          </table:table-cell>
          <table:table-cell office:value-type="float" office:value="5.28917" calcext:value-type="float">
            <text:p>5.28917</text:p>
          </table:table-cell>
          <table:table-cell office:value-type="float" office:value="10070.9" calcext:value-type="float">
            <text:p>10070.9</text:p>
          </table:table-cell>
          <table:table-cell office:value-type="float" office:value="40.3416" calcext:value-type="float">
            <text:p>40.3416</text:p>
          </table:table-cell>
          <table:table-cell office:value-type="float" office:value="31.8969" calcext:value-type="float">
            <text:p>31.8969</text:p>
          </table:table-cell>
          <table:table-cell office:value-type="float" office:value="35455" calcext:value-type="float">
            <text:p>35455</text:p>
          </table:table-cell>
          <table:table-cell office:value-type="float" office:value="293" calcext:value-type="float">
            <text:p>293</text:p>
          </table:table-cell>
          <table:table-cell table:formula="of:=SUM([.B18:.F18])" office:value-type="float" office:value="10176.64357" calcext:value-type="float">
            <text:p>10176.64357</text:p>
          </table:table-cell>
          <table:table-cell table:formula="of:=[.I18]/1000" office:value-type="float" office:value="10.17664357" calcext:value-type="float">
            <text:p>1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19903" calcext:value-type="float">
            <text:p>3.19903</text:p>
          </table:table-cell>
          <table:table-cell office:value-type="float" office:value="2.73699" calcext:value-type="float">
            <text:p>2.73699</text:p>
          </table:table-cell>
          <table:table-cell office:value-type="float" office:value="1232.99" calcext:value-type="float">
            <text:p>1232.99</text:p>
          </table:table-cell>
          <table:table-cell office:value-type="float" office:value="2.09186" calcext:value-type="float">
            <text:p>2.09186</text:p>
          </table:table-cell>
          <table:table-cell office:value-type="float" office:value="4.87505" calcext:value-type="float">
            <text:p>4.87505</text:p>
          </table:table-cell>
          <table:table-cell office:value-type="float" office:value="343" calcext:value-type="float">
            <text:p>343</text:p>
          </table:table-cell>
          <table:table-cell office:value-type="float" office:value="2960.6" calcext:value-type="float">
            <text:p>2960.6</text:p>
          </table:table-cell>
          <table:table-cell table:formula="of:=SUM([.B19:.F19])" office:value-type="float" office:value="1245.89293" calcext:value-type="float">
            <text:p>1245.89293</text:p>
          </table:table-cell>
          <table:table-cell table:formula="of:=[.I19]/1000" office:value-type="float" office:value="1.24589293" calcext:value-type="float">
            <text:p>1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.0346" calcext:value-type="float">
            <text:p>96.0346</text:p>
          </table:table-cell>
          <table:table-cell office:value-type="float" office:value="9.44032" calcext:value-type="float">
            <text:p>9.44032</text:p>
          </table:table-cell>
          <table:table-cell office:value-type="float" office:value="27175.7" calcext:value-type="float">
            <text:p>27175.7</text:p>
          </table:table-cell>
          <table:table-cell office:value-type="float" office:value="47.679" calcext:value-type="float">
            <text:p>47.679</text:p>
          </table:table-cell>
          <table:table-cell office:value-type="float" office:value="98.1856" calcext:value-type="float">
            <text:p>98.1856</text:p>
          </table:table-cell>
          <table:table-cell office:value-type="float" office:value="14815" calcext:value-type="float">
            <text:p>14815</text:p>
          </table:table-cell>
          <table:table-cell office:value-type="float" office:value="2361.7" calcext:value-type="float">
            <text:p>2361.7</text:p>
          </table:table-cell>
          <table:table-cell table:formula="of:=SUM([.B20:.F20])" office:value-type="float" office:value="27427.03952" calcext:value-type="float">
            <text:p>27427.03952</text:p>
          </table:table-cell>
          <table:table-cell table:formula="of:=[.I20]/1000" office:value-type="float" office:value="27.42703952" calcext:value-type="float">
            <text:p>27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62714" calcext:value-type="float">
            <text:p>9.62714</text:p>
          </table:table-cell>
          <table:table-cell office:value-type="float" office:value="4.30331" calcext:value-type="float">
            <text:p>4.30331</text:p>
          </table:table-cell>
          <table:table-cell office:value-type="float" office:value="6290.91" calcext:value-type="float">
            <text:p>6290.91</text:p>
          </table:table-cell>
          <table:table-cell office:value-type="float" office:value="24.7946" calcext:value-type="float">
            <text:p>24.7946</text:p>
          </table:table-cell>
          <table:table-cell office:value-type="float" office:value="10.5301" calcext:value-type="float">
            <text:p>10.5301</text:p>
          </table:table-cell>
          <table:table-cell office:value-type="float" office:value="28754" calcext:value-type="float">
            <text:p>28754</text:p>
          </table:table-cell>
          <table:table-cell office:value-type="float" office:value="99.5" calcext:value-type="float">
            <text:p>99.5</text:p>
          </table:table-cell>
          <table:table-cell table:formula="of:=SUM([.B21:.F21])" office:value-type="float" office:value="6340.16515" calcext:value-type="float">
            <text:p>6340.16515</text:p>
          </table:table-cell>
          <table:table-cell table:formula="of:=[.I21]/1000" office:value-type="float" office:value="6.34016515" calcext:value-type="float">
            <text:p>6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49" calcext:value-type="float">
            <text:p>11.549</text:p>
          </table:table-cell>
          <table:table-cell office:value-type="float" office:value="4.13408" calcext:value-type="float">
            <text:p>4.13408</text:p>
          </table:table-cell>
          <table:table-cell office:value-type="float" office:value="4612.71" calcext:value-type="float">
            <text:p>4612.71</text:p>
          </table:table-cell>
          <table:table-cell office:value-type="float" office:value="11.0505" calcext:value-type="float">
            <text:p>11.0505</text:p>
          </table:table-cell>
          <table:table-cell office:value-type="float" office:value="14.8135" calcext:value-type="float">
            <text:p>14.8135</text:p>
          </table:table-cell>
          <table:table-cell office:value-type="float" office:value="6332" calcext:value-type="float">
            <text:p>6332</text:p>
          </table:table-cell>
          <table:table-cell office:value-type="float" office:value="689.7" calcext:value-type="float">
            <text:p>689.7</text:p>
          </table:table-cell>
          <table:table-cell table:formula="of:=SUM([.B22:.F22])" office:value-type="float" office:value="4654.25708" calcext:value-type="float">
            <text:p>4654.25708</text:p>
          </table:table-cell>
          <table:table-cell table:formula="of:=[.I22]/1000" office:value-type="float" office:value="4.65425708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5178" calcext:value-type="float">
            <text:p>33.5178</text:p>
          </table:table-cell>
          <table:table-cell office:value-type="float" office:value="3.02505" calcext:value-type="float">
            <text:p>3.02505</text:p>
          </table:table-cell>
          <table:table-cell office:value-type="float" office:value="1445.32" calcext:value-type="float">
            <text:p>1445.32</text:p>
          </table:table-cell>
          <table:table-cell office:value-type="float" office:value="50.2664" calcext:value-type="float">
            <text:p>50.2664</text:p>
          </table:table-cell>
          <table:table-cell office:value-type="float" office:value="32.989" calcext:value-type="float">
            <text:p>32.989</text:p>
          </table:table-cell>
          <table:table-cell office:value-type="float" office:value="51386" calcext:value-type="float">
            <text:p>51386</text:p>
          </table:table-cell>
          <table:table-cell office:value-type="float" office:value="226.9" calcext:value-type="float">
            <text:p>226.9</text:p>
          </table:table-cell>
          <table:table-cell table:formula="of:=SUM([.B23:.F23])" office:value-type="float" office:value="1565.11825" calcext:value-type="float">
            <text:p>1565.11825</text:p>
          </table:table-cell>
          <table:table-cell table:formula="of:=[.I23]/1000" office:value-type="float" office:value="1.56511825" calcext:value-type="float">
            <text:p>1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1326" calcext:value-type="float">
            <text:p>10.1326</text:p>
          </table:table-cell>
          <table:table-cell office:value-type="float" office:value="5.71922" calcext:value-type="float">
            <text:p>5.71922</text:p>
          </table:table-cell>
          <table:table-cell office:value-type="float" office:value="12024.4" calcext:value-type="float">
            <text:p>12024.4</text:p>
          </table:table-cell>
          <table:table-cell office:value-type="float" office:value="4.4723" calcext:value-type="float">
            <text:p>4.4723</text:p>
          </table:table-cell>
          <table:table-cell office:value-type="float" office:value="22.4292" calcext:value-type="float">
            <text:p>22.4292</text:p>
          </table:table-cell>
          <table:table-cell office:value-type="float" office:value="12" calcext:value-type="float">
            <text:p>12</text:p>
          </table:table-cell>
          <table:table-cell office:value-type="float" office:value="203340" calcext:value-type="float">
            <text:p>203340</text:p>
          </table:table-cell>
          <table:table-cell table:formula="of:=SUM([.B24:.F24])" office:value-type="float" office:value="12067.15332" calcext:value-type="float">
            <text:p>12067.15332</text:p>
          </table:table-cell>
          <table:table-cell table:formula="of:=[.I24]/1000" office:value-type="float" office:value="12.06715332" calcext:value-type="float">
            <text:p>12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72169" calcext:value-type="float">
            <text:p>5.72169</text:p>
          </table:table-cell>
          <table:table-cell office:value-type="float" office:value="4.23028" calcext:value-type="float">
            <text:p>4.23028</text:p>
          </table:table-cell>
          <table:table-cell office:value-type="float" office:value="5833.77" calcext:value-type="float">
            <text:p>5833.77</text:p>
          </table:table-cell>
          <table:table-cell office:value-type="float" office:value="2.78243" calcext:value-type="float">
            <text:p>2.78243</text:p>
          </table:table-cell>
          <table:table-cell office:value-type="float" office:value="14.3398" calcext:value-type="float">
            <text:p>14.3398</text:p>
          </table:table-cell>
          <table:table-cell office:value-type="float" office:value="9" calcext:value-type="float">
            <text:p>9</text:p>
          </table:table-cell>
          <table:table-cell office:value-type="float" office:value="144945" calcext:value-type="float">
            <text:p>144945</text:p>
          </table:table-cell>
          <table:table-cell table:formula="of:=SUM([.B25:.F25])" office:value-type="float" office:value="5860.8442" calcext:value-type="float">
            <text:p>5860.8442</text:p>
          </table:table-cell>
          <table:table-cell table:formula="of:=[.I25]/1000" office:value-type="float" office:value="5.8608442" calcext:value-type="float">
            <text:p>5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0065" calcext:value-type="float">
            <text:p>6.40065</text:p>
          </table:table-cell>
          <table:table-cell office:value-type="float" office:value="4.84763" calcext:value-type="float">
            <text:p>4.84763</text:p>
          </table:table-cell>
          <table:table-cell office:value-type="float" office:value="7932.51" calcext:value-type="float">
            <text:p>7932.51</text:p>
          </table:table-cell>
          <table:table-cell office:value-type="float" office:value="3.40327" calcext:value-type="float">
            <text:p>3.40327</text:p>
          </table:table-cell>
          <table:table-cell office:value-type="float" office:value="15.7834" calcext:value-type="float">
            <text:p>15.7834</text:p>
          </table:table-cell>
          <table:table-cell office:value-type="float" office:value="12" calcext:value-type="float">
            <text:p>12</text:p>
          </table:table-cell>
          <table:table-cell office:value-type="float" office:value="141404" calcext:value-type="float">
            <text:p>141404</text:p>
          </table:table-cell>
          <table:table-cell table:formula="of:=SUM([.B26:.F26])" office:value-type="float" office:value="7962.94495" calcext:value-type="float">
            <text:p>7962.94495</text:p>
          </table:table-cell>
          <table:table-cell table:formula="of:=[.I26]/1000" office:value-type="float" office:value="7.96294495" calcext:value-type="float">
            <text:p>8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.523" calcext:value-type="float">
            <text:p>60.523</text:p>
          </table:table-cell>
          <table:table-cell office:value-type="float" office:value="5.11614" calcext:value-type="float">
            <text:p>5.11614</text:p>
          </table:table-cell>
          <table:table-cell office:value-type="float" office:value="9620.45" calcext:value-type="float">
            <text:p>9620.45</text:p>
          </table:table-cell>
          <table:table-cell office:value-type="float" office:value="38.126" calcext:value-type="float">
            <text:p>38.126</text:p>
          </table:table-cell>
          <table:table-cell office:value-type="float" office:value="60.117" calcext:value-type="float">
            <text:p>60.117</text:p>
          </table:table-cell>
          <table:table-cell office:value-type="float" office:value="14854" calcext:value-type="float">
            <text:p>14854</text:p>
          </table:table-cell>
          <table:table-cell office:value-type="float" office:value="1494.4" calcext:value-type="float">
            <text:p>1494.4</text:p>
          </table:table-cell>
          <table:table-cell table:formula="of:=SUM([.B27:.F27])" office:value-type="float" office:value="9784.33214" calcext:value-type="float">
            <text:p>9784.33214</text:p>
          </table:table-cell>
          <table:table-cell table:formula="of:=[.I27]/1000" office:value-type="float" office:value="9.78433214" calcext:value-type="float">
            <text:p>9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3148" calcext:value-type="float">
            <text:p>3.43148</text:p>
          </table:table-cell>
          <table:table-cell office:value-type="float" office:value="1.80153" calcext:value-type="float">
            <text:p>1.80153</text:p>
          </table:table-cell>
          <table:table-cell office:value-type="float" office:value="19.8342" calcext:value-type="float">
            <text:p>19.8342</text:p>
          </table:table-cell>
          <table:table-cell office:value-type="float" office:value="3.36006" calcext:value-type="float">
            <text:p>3.36006</text:p>
          </table:table-cell>
          <table:table-cell office:value-type="float" office:value="3.75014" calcext:value-type="float">
            <text:p>3.75014</text:p>
          </table:table-cell>
          <table:table-cell office:value-type="float" office:value="3383" calcext:value-type="float">
            <text:p>3383</text:p>
          </table:table-cell>
          <table:table-cell office:value-type="float" office:value="382.1" calcext:value-type="float">
            <text:p>382.1</text:p>
          </table:table-cell>
          <table:table-cell table:formula="of:=SUM([.B28:.F28])" office:value-type="float" office:value="32.17741" calcext:value-type="float">
            <text:p>32.17741</text:p>
          </table:table-cell>
          <table:table-cell table:formula="of:=[.I28]/1000" office:value-type="float" office:value="0.03217741" calcext:value-type="float">
            <text:p>0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7162" calcext:value-type="float">
            <text:p>16.7162</text:p>
          </table:table-cell>
          <table:table-cell office:value-type="float" office:value="3.6155" calcext:value-type="float">
            <text:p>3.6155</text:p>
          </table:table-cell>
          <table:table-cell office:value-type="float" office:value="3017.92" calcext:value-type="float">
            <text:p>3017.92</text:p>
          </table:table-cell>
          <table:table-cell office:value-type="float" office:value="62.4763" calcext:value-type="float">
            <text:p>62.4763</text:p>
          </table:table-cell>
          <table:table-cell office:value-type="float" office:value="18.4639" calcext:value-type="float">
            <text:p>18.4639</text:p>
          </table:table-cell>
          <table:table-cell office:value-type="float" office:value="84230" calcext:value-type="float">
            <text:p>84230</text:p>
          </table:table-cell>
          <table:table-cell office:value-type="float" office:value="76.7" calcext:value-type="float">
            <text:p>76.7</text:p>
          </table:table-cell>
          <table:table-cell table:formula="of:=SUM([.B29:.F29])" office:value-type="float" office:value="3119.1919" calcext:value-type="float">
            <text:p>3119.1919</text:p>
          </table:table-cell>
          <table:table-cell table:formula="of:=[.I29]/1000" office:value-type="float" office:value="3.1191919" calcext:value-type="float">
            <text:p>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0188" calcext:value-type="float">
            <text:p>14.0188</text:p>
          </table:table-cell>
          <table:table-cell office:value-type="float" office:value="6.49943" calcext:value-type="float">
            <text:p>6.49943</text:p>
          </table:table-cell>
          <table:table-cell office:value-type="float" office:value="15064.9" calcext:value-type="float">
            <text:p>15064.9</text:p>
          </table:table-cell>
          <table:table-cell office:value-type="float" office:value="81.9319" calcext:value-type="float">
            <text:p>81.9319</text:p>
          </table:table-cell>
          <table:table-cell office:value-type="float" office:value="19.176" calcext:value-type="float">
            <text:p>19.176</text:p>
          </table:table-cell>
          <table:table-cell office:value-type="float" office:value="100029" calcext:value-type="float">
            <text:p>100029</text:p>
          </table:table-cell>
          <table:table-cell office:value-type="float" office:value="47" calcext:value-type="float">
            <text:p>47</text:p>
          </table:table-cell>
          <table:table-cell table:formula="of:=SUM([.B30:.F30])" office:value-type="float" office:value="15186.52613" calcext:value-type="float">
            <text:p>15186.52613</text:p>
          </table:table-cell>
          <table:table-cell table:formula="of:=[.I30]/1000" office:value-type="float" office:value="15.18652613" calcext:value-type="float">
            <text:p>15.2</text:p>
          </table:table-cell>
          <table:table-cell table:number-columns-repeated="2"/>
        </table:table-row>
      </table:table>
      <table:table table:name="Sheet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45918" calcext:value-type="float">
            <text:p>3.45918</text:p>
          </table:table-cell>
          <table:table-cell office:value-type="float" office:value="2415.44" calcext:value-type="float">
            <text:p>2415.44</text:p>
          </table:table-cell>
          <table:table-cell office:value-type="float" office:value="8.41636" calcext:value-type="float">
            <text:p>8.4163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.49909" calcext:value-type="float">
            <text:p>1.49909</text:p>
          </table:table-cell>
          <table:table-cell table:style-name="ce1" office:value-type="float" office:value="20" calcext:value-type="float">
            <text:p>20</text:p>
          </table:table-cell>
          <table:table-cell table:formula="of:=SUM([.B2:.D2];[.F2])" office:value-type="float" office:value="2428.81463" calcext:value-type="float">
            <text:p>2428.81463</text:p>
          </table:table-cell>
          <table:table-cell table:formula="of:=[.H2]/1000" office:value-type="float" office:value="2.42881463" calcext:value-type="float">
            <text:p>2.4</text:p>
          </table:table-cell>
          <table:table-cell table:style-name="ce2" office:value-type="float" office:value="2.4306041" calcext:value-type="float">
            <text:p>2.4</text:p>
          </table:table-cell>
          <table:table-cell office:value-type="float" office:value="549" calcext:value-type="float">
            <text:p>549</text:p>
          </table:table-cell>
          <table:table-cell table:style-name="ce3" table:formula="of:=([.K2]-[.G2])/[.K2]" office:value-type="percentage" office:value="0.963570127504554" calcext:value-type="percentage">
            <text:p>96.36%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31.4162" calcext:value-type="float">
            <text:p>31.4162</text:p>
          </table:table-cell>
          <table:table-cell office:value-type="float" office:value="10069.3" calcext:value-type="float">
            <text:p>10069.3</text:p>
          </table:table-cell>
          <table:table-cell office:value-type="float" office:value="2121.3" calcext:value-type="float">
            <text:p>2121.3</text:p>
          </table:table-cell>
          <table:table-cell table:style-name="ce1" office:value-type="float" office:value="311.8" calcext:value-type="float">
            <text:p>312</text:p>
          </table:table-cell>
          <table:table-cell office:value-type="float" office:value="3.35338" calcext:value-type="float">
            <text:p>3.35338</text:p>
          </table:table-cell>
          <table:table-cell table:style-name="ce1" office:value-type="float" office:value="311.8" calcext:value-type="float">
            <text:p>312</text:p>
          </table:table-cell>
          <table:table-cell table:formula="of:=SUM([.B3:.D3];[.F3])" office:value-type="float" office:value="12225.36958" calcext:value-type="float">
            <text:p>12225.36958</text:p>
          </table:table-cell>
          <table:table-cell table:formula="of:=[.H3]/1000" office:value-type="float" office:value="12.22536958" calcext:value-type="float">
            <text:p>12.2</text:p>
          </table:table-cell>
          <table:table-cell table:style-name="ce2" office:value-type="float" office:value="10.17525791" calcext:value-type="float">
            <text:p>10.2</text:p>
          </table:table-cell>
          <table:table-cell office:value-type="float" office:value="35455" calcext:value-type="float">
            <text:p>35455</text:p>
          </table:table-cell>
          <table:table-cell table:style-name="ce3" table:formula="of:=([.K3]-[.G3])/[.K3]" office:value-type="percentage" office:value="0.991205753772387" calcext:value-type="percentage">
            <text:p>99.12%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21129" calcext:value-type="float">
            <text:p>3.21129</text:p>
          </table:table-cell>
          <table:table-cell office:value-type="float" office:value="1232.69" calcext:value-type="float">
            <text:p>1232.69</text:p>
          </table:table-cell>
          <table:table-cell office:value-type="float" office:value="27.9087" calcext:value-type="float">
            <text:p>27.9087</text:p>
          </table:table-cell>
          <table:table-cell table:style-name="ce1" office:value-type="float" office:value="111.9" calcext:value-type="float">
            <text:p>112</text:p>
          </table:table-cell>
          <table:table-cell office:value-type="float" office:value="1.18055" calcext:value-type="float">
            <text:p>1.18055</text:p>
          </table:table-cell>
          <table:table-cell table:style-name="ce1" office:value-type="float" office:value="111.9" calcext:value-type="float">
            <text:p>112</text:p>
          </table:table-cell>
          <table:table-cell table:formula="of:=SUM([.B4:.D4];[.F4])" office:value-type="float" office:value="1264.99054" calcext:value-type="float">
            <text:p>1264.99054</text:p>
          </table:table-cell>
          <table:table-cell table:formula="of:=[.H4]/1000" office:value-type="float" office:value="1.26499054" calcext:value-type="float">
            <text:p>1.3</text:p>
          </table:table-cell>
          <table:table-cell table:style-name="ce2" office:value-type="float" office:value="1.2478163" calcext:value-type="float">
            <text:p>1.2</text:p>
          </table:table-cell>
          <table:table-cell office:value-type="float" office:value="343" calcext:value-type="float">
            <text:p>343</text:p>
          </table:table-cell>
          <table:table-cell table:style-name="ce3" table:formula="of:=([.K4]-[.G4])/[.K4]" office:value-type="percentage" office:value="0.673760932944606" calcext:value-type="percentage">
            <text:p>67.38%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4927" calcext:value-type="float">
            <text:p>86.4927</text:p>
          </table:table-cell>
          <table:table-cell office:value-type="float" office:value="27163.4" calcext:value-type="float">
            <text:p>27163.4</text:p>
          </table:table-cell>
          <table:table-cell office:value-type="float" office:value="1702.81" calcext:value-type="float">
            <text:p>1702.81</text:p>
          </table:table-cell>
          <table:table-cell table:style-name="ce1" office:value-type="float" office:value="450.2" calcext:value-type="float">
            <text:p>450</text:p>
          </table:table-cell>
          <table:table-cell office:value-type="float" office:value="7.48019" calcext:value-type="float">
            <text:p>7.48019</text:p>
          </table:table-cell>
          <table:table-cell table:style-name="ce1" office:value-type="float" office:value="450.2" calcext:value-type="float">
            <text:p>450</text:p>
          </table:table-cell>
          <table:table-cell table:formula="of:=SUM([.B5:.D5];[.F5])" office:value-type="float" office:value="28960.18289" calcext:value-type="float">
            <text:p>28960.18289</text:p>
          </table:table-cell>
          <table:table-cell table:formula="of:=[.H5]/1000" office:value-type="float" office:value="28.96018289" calcext:value-type="float">
            <text:p>29.0</text:p>
          </table:table-cell>
          <table:table-cell table:style-name="ce2" office:value-type="float" office:value="27.41952333" calcext:value-type="float">
            <text:p>27.4</text:p>
          </table:table-cell>
          <table:table-cell office:value-type="float" office:value="14815" calcext:value-type="float">
            <text:p>14815</text:p>
          </table:table-cell>
          <table:table-cell table:style-name="ce3" table:formula="of:=([.K5]-[.G5])/[.K5]" office:value-type="percentage" office:value="0.969611879851502" calcext:value-type="percentage">
            <text:p>96.96%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1966" calcext:value-type="float">
            <text:p>8.61966</text:p>
          </table:table-cell>
          <table:table-cell office:value-type="float" office:value="6289.73" calcext:value-type="float">
            <text:p>6289.73</text:p>
          </table:table-cell>
          <table:table-cell office:value-type="float" office:value="469.345" calcext:value-type="float">
            <text:p>469.345</text:p>
          </table:table-cell>
          <table:table-cell table:style-name="ce1" office:value-type="float" office:value="204.1" calcext:value-type="float">
            <text:p>204</text:p>
          </table:table-cell>
          <table:table-cell office:value-type="float" office:value="2.46996" calcext:value-type="float">
            <text:p>2.46996</text:p>
          </table:table-cell>
          <table:table-cell table:style-name="ce1" office:value-type="float" office:value="204.1" calcext:value-type="float">
            <text:p>204</text:p>
          </table:table-cell>
          <table:table-cell table:formula="of:=SUM([.B6:.D6];[.F6])" office:value-type="float" office:value="6770.16462" calcext:value-type="float">
            <text:p>6770.16462</text:p>
          </table:table-cell>
          <table:table-cell table:formula="of:=[.H6]/1000" office:value-type="float" office:value="6.77016462" calcext:value-type="float">
            <text:p>6.8</text:p>
          </table:table-cell>
          <table:table-cell table:style-name="ce2" office:value-type="float" office:value="6.33344981" calcext:value-type="float">
            <text:p>6.3</text:p>
          </table:table-cell>
          <table:table-cell office:value-type="float" office:value="28754" calcext:value-type="float">
            <text:p>28754</text:p>
          </table:table-cell>
          <table:table-cell table:style-name="ce3" table:formula="of:=([.K6]-[.G6])/[.K6]" office:value-type="percentage" office:value="0.992901857132921" calcext:value-type="percentage">
            <text:p>99.29%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2.8763" calcext:value-type="float">
            <text:p>12.8763</text:p>
          </table:table-cell>
          <table:table-cell office:value-type="float" office:value="4611.53" calcext:value-type="float">
            <text:p>4611.53</text:p>
          </table:table-cell>
          <table:table-cell office:value-type="float" office:value="195.338" calcext:value-type="float">
            <text:p>195.338</text:p>
          </table:table-cell>
          <table:table-cell table:style-name="ce1" office:value-type="float" office:value="51.3" calcext:value-type="float">
            <text:p>51</text:p>
          </table:table-cell>
          <table:table-cell office:value-type="float" office:value="2.11804" calcext:value-type="float">
            <text:p>2.11804</text:p>
          </table:table-cell>
          <table:table-cell table:style-name="ce1" office:value-type="float" office:value="51.3" calcext:value-type="float">
            <text:p>51</text:p>
          </table:table-cell>
          <table:table-cell table:formula="of:=SUM([.B7:.D7];[.F7])" office:value-type="float" office:value="4821.86234" calcext:value-type="float">
            <text:p>4821.86234</text:p>
          </table:table-cell>
          <table:table-cell table:formula="of:=[.H7]/1000" office:value-type="float" office:value="4.82186234" calcext:value-type="float">
            <text:p>4.8</text:p>
          </table:table-cell>
          <table:table-cell table:style-name="ce2" office:value-type="float" office:value="4.65089283" calcext:value-type="float">
            <text:p>4.7</text:p>
          </table:table-cell>
          <table:table-cell office:value-type="float" office:value="6332" calcext:value-type="float">
            <text:p>6332</text:p>
          </table:table-cell>
          <table:table-cell table:style-name="ce3" table:formula="of:=([.K7]-[.G7])/[.K7]" office:value-type="percentage" office:value="0.991898294377764" calcext:value-type="percentage">
            <text:p>99.19%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0.2162" calcext:value-type="float">
            <text:p>30.2162</text:p>
          </table:table-cell>
          <table:table-cell office:value-type="float" office:value="1444.62" calcext:value-type="float">
            <text:p>1444.62</text:p>
          </table:table-cell>
          <table:table-cell office:value-type="float" office:value="3719.51" calcext:value-type="float">
            <text:p>3719.51</text:p>
          </table:table-cell>
          <table:table-cell table:style-name="ce1" office:value-type="float" office:value="536.4" calcext:value-type="float">
            <text:p>536</text:p>
          </table:table-cell>
          <table:table-cell office:value-type="float" office:value="1.27067" calcext:value-type="float">
            <text:p>1.27067</text:p>
          </table:table-cell>
          <table:table-cell table:style-name="ce1" office:value-type="float" office:value="536.4" calcext:value-type="float">
            <text:p>536</text:p>
          </table:table-cell>
          <table:table-cell table:formula="of:=SUM([.B8:.D8];[.F8])" office:value-type="float" office:value="5195.61687" calcext:value-type="float">
            <text:p>5195.61687</text:p>
          </table:table-cell>
          <table:table-cell table:formula="of:=[.H8]/1000" office:value-type="float" office:value="5.19561687" calcext:value-type="float">
            <text:p>5.2</text:p>
          </table:table-cell>
          <table:table-cell table:style-name="ce2" office:value-type="float" office:value="1.56629279" calcext:value-type="float">
            <text:p>1.6</text:p>
          </table:table-cell>
          <table:table-cell office:value-type="float" office:value="51386" calcext:value-type="float">
            <text:p>51386</text:p>
          </table:table-cell>
          <table:table-cell table:style-name="ce3" table:formula="of:=([.K8]-[.G8])/[.K8]" office:value-type="percentage" office:value="0.989561359125053" calcext:value-type="percentage">
            <text:p>98.96%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9.09668" calcext:value-type="float">
            <text:p>9.09668</text:p>
          </table:table-cell>
          <table:table-cell office:value-type="float" office:value="12027" calcext:value-type="float">
            <text:p>12027</text:p>
          </table:table-cell>
          <table:table-cell office:value-type="float" office:value="5.63518" calcext:value-type="float">
            <text:p>5.63518</text:p>
          </table:table-cell>
          <table:table-cell table:style-name="ce1" office:value-type="float" office:value="13.2" calcext:value-type="float">
            <text:p>13</text:p>
          </table:table-cell>
          <table:table-cell office:value-type="float" office:value="3.69733" calcext:value-type="float">
            <text:p>3.69733</text:p>
          </table:table-cell>
          <table:table-cell table:style-name="ce1" office:value-type="float" office:value="13.2" calcext:value-type="float">
            <text:p>13</text:p>
          </table:table-cell>
          <table:table-cell table:formula="of:=SUM([.B9:.D9];[.F9])" office:value-type="float" office:value="12045.42919" calcext:value-type="float">
            <text:p>12045.42919</text:p>
          </table:table-cell>
          <table:table-cell table:formula="of:=[.H9]/1000" office:value-type="float" office:value="12.04542919" calcext:value-type="float">
            <text:p>12.0</text:p>
          </table:table-cell>
          <table:table-cell table:style-name="ce2" office:value-type="float" office:value="12.06884515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table:style-name="ce3" table:formula="of:=([.K9]-[.G9])/[.K9]" office:value-type="percentage" office:value="-0.1" calcext:value-type="percentage">
            <text:p>-10.00%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72534" calcext:value-type="float">
            <text:p>5.72534</text:p>
          </table:table-cell>
          <table:table-cell office:value-type="float" office:value="5820.6" calcext:value-type="float">
            <text:p>5820.6</text:p>
          </table:table-cell>
          <table:table-cell office:value-type="float" office:value="3.28487" calcext:value-type="float">
            <text:p>3.28487</text:p>
          </table:table-cell>
          <table:table-cell table:style-name="ce1" office:value-type="float" office:value="12.7" calcext:value-type="float">
            <text:p>13</text:p>
          </table:table-cell>
          <table:table-cell office:value-type="float" office:value="2.3616" calcext:value-type="float">
            <text:p>2.3616</text:p>
          </table:table-cell>
          <table:table-cell table:style-name="ce1" office:value-type="float" office:value="12.7" calcext:value-type="float">
            <text:p>13</text:p>
          </table:table-cell>
          <table:table-cell table:formula="of:=SUM([.B10:.D10];[.F10])" office:value-type="float" office:value="5831.97181" calcext:value-type="float">
            <text:p>5831.97181</text:p>
          </table:table-cell>
          <table:table-cell table:formula="of:=[.H10]/1000" office:value-type="float" office:value="5.83197181" calcext:value-type="float">
            <text:p>5.8</text:p>
          </table:table-cell>
          <table:table-cell table:style-name="ce2" office:value-type="float" office:value="5.85426654" calcext:value-type="float">
            <text:p>5.9</text:p>
          </table:table-cell>
          <table:table-cell office:value-type="float" office:value="9" calcext:value-type="float">
            <text:p>9</text:p>
          </table:table-cell>
          <table:table-cell table:style-name="ce3" table:formula="of:=([.K10]-[.G10])/[.K10]" office:value-type="percentage" office:value="-0.411111111111111" calcext:value-type="percentage">
            <text:p>-41.11%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7.10872" calcext:value-type="float">
            <text:p>7.10872</text:p>
          </table:table-cell>
          <table:table-cell office:value-type="float" office:value="7928.69" calcext:value-type="float">
            <text:p>7928.69</text:p>
          </table:table-cell>
          <table:table-cell office:value-type="float" office:value="4.07812" calcext:value-type="float">
            <text:p>4.078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.88862" calcext:value-type="float">
            <text:p>2.88862</text:p>
          </table:table-cell>
          <table:table-cell table:style-name="ce1" office:value-type="float" office:value="13" calcext:value-type="float">
            <text:p>13</text:p>
          </table:table-cell>
          <table:table-cell table:formula="of:=SUM([.B11:.D11];[.F11])" office:value-type="float" office:value="7942.76546" calcext:value-type="float">
            <text:p>7942.76546</text:p>
          </table:table-cell>
          <table:table-cell table:formula="of:=[.H11]/1000" office:value-type="float" office:value="7.94276546" calcext:value-type="float">
            <text:p>7.9</text:p>
          </table:table-cell>
          <table:table-cell table:style-name="ce2" office:value-type="float" office:value="7.96557792" calcext:value-type="float">
            <text:p>8.0</text:p>
          </table:table-cell>
          <table:table-cell office:value-type="float" office:value="12" calcext:value-type="float">
            <text:p>12</text:p>
          </table:table-cell>
          <table:table-cell table:style-name="ce3" table:formula="of:=([.K11]-[.G11])/[.K11]" office:value-type="percentage" office:value="-0.0833333333333333" calcext:value-type="percentage">
            <text:p>-8.33%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297" calcext:value-type="float">
            <text:p>60.5297</text:p>
          </table:table-cell>
          <table:table-cell office:value-type="float" office:value="9624.27" calcext:value-type="float">
            <text:p>9624.27</text:p>
          </table:table-cell>
          <table:table-cell office:value-type="float" office:value="543.339" calcext:value-type="float">
            <text:p>543.339</text:p>
          </table:table-cell>
          <table:table-cell table:style-name="ce1" office:value-type="float" office:value="192.6" calcext:value-type="float">
            <text:p>193</text:p>
          </table:table-cell>
          <table:table-cell office:value-type="float" office:value="3.34013" calcext:value-type="float">
            <text:p>3.34013</text:p>
          </table:table-cell>
          <table:table-cell table:style-name="ce1" office:value-type="float" office:value="192.6" calcext:value-type="float">
            <text:p>193</text:p>
          </table:table-cell>
          <table:table-cell table:formula="of:=SUM([.B12:.D12];[.F12])" office:value-type="float" office:value="10231.47883" calcext:value-type="float">
            <text:p>10231.47883</text:p>
          </table:table-cell>
          <table:table-cell table:formula="of:=[.H12]/1000" office:value-type="float" office:value="10.23147883" calcext:value-type="float">
            <text:p>10.2</text:p>
          </table:table-cell>
          <table:table-cell table:style-name="ce2" office:value-type="float" office:value="9.78660776" calcext:value-type="float">
            <text:p>9.8</text:p>
          </table:table-cell>
          <table:table-cell office:value-type="float" office:value="14854" calcext:value-type="float">
            <text:p>14854</text:p>
          </table:table-cell>
          <table:table-cell table:style-name="ce3" table:formula="of:=([.K12]-[.G12])/[.K12]" office:value-type="percentage" office:value="0.98703379561061" calcext:value-type="percentage">
            <text:p>98.70%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61595" calcext:value-type="float">
            <text:p>3.61595</text:p>
          </table:table-cell>
          <table:table-cell office:value-type="float" office:value="19.8193" calcext:value-type="float">
            <text:p>19.8193</text:p>
          </table:table-cell>
          <table:table-cell office:value-type="float" office:value="171.313" calcext:value-type="float">
            <text:p>171.313</text:p>
          </table:table-cell>
          <table:table-cell table:style-name="ce1" office:value-type="float" office:value="215.6" calcext:value-type="float">
            <text:p>216</text:p>
          </table:table-cell>
          <table:table-cell office:value-type="float" office:value="0.254122" calcext:value-type="float">
            <text:p>0.254122</text:p>
          </table:table-cell>
          <table:table-cell table:style-name="ce1" office:value-type="float" office:value="215.6" calcext:value-type="float">
            <text:p>216</text:p>
          </table:table-cell>
          <table:table-cell table:formula="of:=SUM([.B13:.D13];[.F13])" office:value-type="float" office:value="195.002372" calcext:value-type="float">
            <text:p>195.002372</text:p>
          </table:table-cell>
          <table:table-cell table:formula="of:=[.H13]/1000" office:value-type="float" office:value="0.195002372" calcext:value-type="float">
            <text:p>0.2</text:p>
          </table:table-cell>
          <table:table-cell table:style-name="ce2" office:value-type="float" office:value="0.03225042" calcext:value-type="float">
            <text:p>0.0</text:p>
          </table:table-cell>
          <table:table-cell office:value-type="float" office:value="3383" calcext:value-type="float">
            <text:p>3383</text:p>
          </table:table-cell>
          <table:table-cell table:style-name="ce3" table:formula="of:=([.K13]-[.G13])/[.K13]" office:value-type="percentage" office:value="0.936269583210168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7343" calcext:value-type="float">
            <text:p>16.7343</text:p>
          </table:table-cell>
          <table:table-cell office:value-type="float" office:value="3017.05" calcext:value-type="float">
            <text:p>3017.05</text:p>
          </table:table-cell>
          <table:table-cell office:value-type="float" office:value="4134.85" calcext:value-type="float">
            <text:p>4134.85</text:p>
          </table:table-cell>
          <table:table-cell table:style-name="ce1" office:value-type="float" office:value="242.6" calcext:value-type="float">
            <text:p>243</text:p>
          </table:table-cell>
          <table:table-cell office:value-type="float" office:value="1.77802" calcext:value-type="float">
            <text:p>1.77802</text:p>
          </table:table-cell>
          <table:table-cell table:style-name="ce1" office:value-type="float" office:value="242.6" calcext:value-type="float">
            <text:p>243</text:p>
          </table:table-cell>
          <table:table-cell table:formula="of:=SUM([.B14:.D14];[.F14])" office:value-type="float" office:value="7170.41232" calcext:value-type="float">
            <text:p>7170.41232</text:p>
          </table:table-cell>
          <table:table-cell table:formula="of:=[.H14]/1000" office:value-type="float" office:value="7.17041232" calcext:value-type="float">
            <text:p>7.2</text:p>
          </table:table-cell>
          <table:table-cell table:style-name="ce2" office:value-type="float" office:value="3.11814764" calcext:value-type="float">
            <text:p>3.1</text:p>
          </table:table-cell>
          <table:table-cell office:value-type="float" office:value="84230" calcext:value-type="float">
            <text:p>84230</text:p>
          </table:table-cell>
          <table:table-cell table:style-name="ce3" table:formula="of:=([.K14]-[.G14])/[.K14]" office:value-type="percentage" office:value="0.99711979104832" calcext:value-type="percentage">
            <text:p>99.71%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578" calcext:value-type="float">
            <text:p>15.5578</text:p>
          </table:table-cell>
          <table:table-cell office:value-type="float" office:value="15052" calcext:value-type="float">
            <text:p>15052</text:p>
          </table:table-cell>
          <table:table-cell office:value-type="float" office:value="1948.35" calcext:value-type="float">
            <text:p>1948.35</text:p>
          </table:table-cell>
          <table:table-cell table:style-name="ce1" office:value-type="float" office:value="425.8" calcext:value-type="float">
            <text:p>426</text:p>
          </table:table-cell>
          <table:table-cell office:value-type="float" office:value="4.59721" calcext:value-type="float">
            <text:p>4.59721</text:p>
          </table:table-cell>
          <table:table-cell table:style-name="ce1" office:value-type="float" office:value="425.8" calcext:value-type="float">
            <text:p>426</text:p>
          </table:table-cell>
          <table:table-cell table:formula="of:=SUM([.B15:.D15];[.F15])" office:value-type="float" office:value="17020.50501" calcext:value-type="float">
            <text:p>17020.50501</text:p>
          </table:table-cell>
          <table:table-cell table:formula="of:=[.H15]/1000" office:value-type="float" office:value="17.02050501" calcext:value-type="float">
            <text:p>17.0</text:p>
          </table:table-cell>
          <table:table-cell table:style-name="ce2" office:value-type="float" office:value="15.19323982" calcext:value-type="float">
            <text:p>15.2</text:p>
          </table:table-cell>
          <table:table-cell office:value-type="float" office:value="100029" calcext:value-type="float">
            <text:p>100029</text:p>
          </table:table-cell>
          <table:table-cell table:style-name="ce3" table:formula="of:=([.K15]-[.G15])/[.K15]" office:value-type="percentage" office:value="0.995743234462006" calcext:value-type="percentage">
            <text:p>99.57%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SUM([.B17:.D17];[.F17])" office:value-type="float" office:value="0" calcext:value-type="float">
            <text:p>0</text:p>
          </table:table-cell>
          <table:table-cell table:formula="of:=[.H17]/1000" office:value-type="float" office:value="0" calcext:value-type="float">
            <text:p>0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07891" calcext:value-type="float">
            <text:p>3.07891</text:p>
          </table:table-cell>
          <table:table-cell office:value-type="float" office:value="2418.05" calcext:value-type="float">
            <text:p>2418.05</text:p>
          </table:table-cell>
          <table:table-cell office:value-type="float" office:value="8.13253" calcext:value-type="float">
            <text:p>8.13253</text:p>
          </table:table-cell>
          <table:table-cell office:value-type="float" office:value="19.2" calcext:value-type="float">
            <text:p>19.2</text:p>
          </table:table-cell>
          <table:table-cell office:value-type="float" office:value="1.53503" calcext:value-type="float">
            <text:p>1.53503</text:p>
          </table:table-cell>
          <table:table-cell office:value-type="float" office:value="19.2" calcext:value-type="float">
            <text:p>19.2</text:p>
          </table:table-cell>
          <table:table-cell table:formula="of:=SUM([.B18:.D18];[.F18])" office:value-type="float" office:value="2430.79647" calcext:value-type="float">
            <text:p>2430.79647</text:p>
          </table:table-cell>
          <table:table-cell table:formula="of:=[.H18]/1000" office:value-type="float" office:value="2.43079647" calcext:value-type="float">
            <text:p>2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.2476" calcext:value-type="float">
            <text:p>28.2476</text:p>
          </table:table-cell>
          <table:table-cell office:value-type="float" office:value="10067.6" calcext:value-type="float">
            <text:p>10067.6</text:p>
          </table:table-cell>
          <table:table-cell office:value-type="float" office:value="2070.39" calcext:value-type="float">
            <text:p>2070.39</text:p>
          </table:table-cell>
          <table:table-cell office:value-type="float" office:value="310.6" calcext:value-type="float">
            <text:p>310.6</text:p>
          </table:table-cell>
          <table:table-cell office:value-type="float" office:value="3.3682" calcext:value-type="float">
            <text:p>3.3682</text:p>
          </table:table-cell>
          <table:table-cell office:value-type="float" office:value="310.6" calcext:value-type="float">
            <text:p>310.6</text:p>
          </table:table-cell>
          <table:table-cell table:formula="of:=SUM([.B19:.D19];[.F19])" office:value-type="float" office:value="12169.6058" calcext:value-type="float">
            <text:p>12169.6058</text:p>
          </table:table-cell>
          <table:table-cell table:formula="of:=[.H19]/1000" office:value-type="float" office:value="12.1696058" calcext:value-type="float">
            <text:p>12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6244" calcext:value-type="float">
            <text:p>3.56244</text:p>
          </table:table-cell>
          <table:table-cell office:value-type="float" office:value="1232.77" calcext:value-type="float">
            <text:p>1232.77</text:p>
          </table:table-cell>
          <table:table-cell office:value-type="float" office:value="27.9519" calcext:value-type="float">
            <text:p>27.9519</text:p>
          </table:table-cell>
          <table:table-cell office:value-type="float" office:value="111" calcext:value-type="float">
            <text:p>111</text:p>
          </table:table-cell>
          <table:table-cell office:value-type="float" office:value="1.20656" calcext:value-type="float">
            <text:p>1.20656</text:p>
          </table:table-cell>
          <table:table-cell office:value-type="float" office:value="111" calcext:value-type="float">
            <text:p>111</text:p>
          </table:table-cell>
          <table:table-cell table:formula="of:=SUM([.B20:.D20];[.F20])" office:value-type="float" office:value="1265.4909" calcext:value-type="float">
            <text:p>1265.4909</text:p>
          </table:table-cell>
          <table:table-cell table:formula="of:=[.H20]/1000" office:value-type="float" office:value="1.2654909" calcext:value-type="float">
            <text:p>1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.2569" calcext:value-type="float">
            <text:p>86.2569</text:p>
          </table:table-cell>
          <table:table-cell office:value-type="float" office:value="27188.5" calcext:value-type="float">
            <text:p>27188.5</text:p>
          </table:table-cell>
          <table:table-cell office:value-type="float" office:value="1706.02" calcext:value-type="float">
            <text:p>1706.02</text:p>
          </table:table-cell>
          <table:table-cell office:value-type="float" office:value="451.8" calcext:value-type="float">
            <text:p>451.8</text:p>
          </table:table-cell>
          <table:table-cell office:value-type="float" office:value="7.41625" calcext:value-type="float">
            <text:p>7.41625</text:p>
          </table:table-cell>
          <table:table-cell office:value-type="float" office:value="451.8" calcext:value-type="float">
            <text:p>451.8</text:p>
          </table:table-cell>
          <table:table-cell table:formula="of:=SUM([.B21:.D21];[.F21])" office:value-type="float" office:value="28988.19315" calcext:value-type="float">
            <text:p>28988.19315</text:p>
          </table:table-cell>
          <table:table-cell table:formula="of:=[.H21]/1000" office:value-type="float" office:value="28.98819315" calcext:value-type="float">
            <text:p>29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62987" calcext:value-type="float">
            <text:p>8.62987</text:p>
          </table:table-cell>
          <table:table-cell office:value-type="float" office:value="6280.8" calcext:value-type="float">
            <text:p>6280.8</text:p>
          </table:table-cell>
          <table:table-cell office:value-type="float" office:value="470.819" calcext:value-type="float">
            <text:p>470.819</text:p>
          </table:table-cell>
          <table:table-cell office:value-type="float" office:value="206.2" calcext:value-type="float">
            <text:p>206.2</text:p>
          </table:table-cell>
          <table:table-cell office:value-type="float" office:value="2.41955" calcext:value-type="float">
            <text:p>2.41955</text:p>
          </table:table-cell>
          <table:table-cell office:value-type="float" office:value="206.2" calcext:value-type="float">
            <text:p>206.2</text:p>
          </table:table-cell>
          <table:table-cell table:formula="of:=SUM([.B22:.D22];[.F22])" office:value-type="float" office:value="6762.66842" calcext:value-type="float">
            <text:p>6762.66842</text:p>
          </table:table-cell>
          <table:table-cell table:formula="of:=[.H22]/1000" office:value-type="float" office:value="6.76266842" calcext:value-type="float">
            <text:p>6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5609" calcext:value-type="float">
            <text:p>11.5609</text:p>
          </table:table-cell>
          <table:table-cell office:value-type="float" office:value="4610.11" calcext:value-type="float">
            <text:p>4610.11</text:p>
          </table:table-cell>
          <table:table-cell office:value-type="float" office:value="198.554" calcext:value-type="float">
            <text:p>198.554</text:p>
          </table:table-cell>
          <table:table-cell office:value-type="float" office:value="52.1" calcext:value-type="float">
            <text:p>52.1</text:p>
          </table:table-cell>
          <table:table-cell office:value-type="float" office:value="1.92156" calcext:value-type="float">
            <text:p>1.92156</text:p>
          </table:table-cell>
          <table:table-cell office:value-type="float" office:value="52.1" calcext:value-type="float">
            <text:p>52.1</text:p>
          </table:table-cell>
          <table:table-cell table:formula="of:=SUM([.B23:.D23];[.F23])" office:value-type="float" office:value="4822.14646" calcext:value-type="float">
            <text:p>4822.14646</text:p>
          </table:table-cell>
          <table:table-cell table:formula="of:=[.H23]/1000" office:value-type="float" office:value="4.82214646" calcext:value-type="float">
            <text:p>4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3712" calcext:value-type="float">
            <text:p>33.3712</text:p>
          </table:table-cell>
          <table:table-cell office:value-type="float" office:value="1444.24" calcext:value-type="float">
            <text:p>1444.24</text:p>
          </table:table-cell>
          <table:table-cell office:value-type="float" office:value="3736.06" calcext:value-type="float">
            <text:p>3736.06</text:p>
          </table:table-cell>
          <table:table-cell office:value-type="float" office:value="535.6" calcext:value-type="float">
            <text:p>535.6</text:p>
          </table:table-cell>
          <table:table-cell office:value-type="float" office:value="1.18946" calcext:value-type="float">
            <text:p>1.18946</text:p>
          </table:table-cell>
          <table:table-cell office:value-type="float" office:value="535.6" calcext:value-type="float">
            <text:p>535.6</text:p>
          </table:table-cell>
          <table:table-cell table:formula="of:=SUM([.B24:.D24];[.F24])" office:value-type="float" office:value="5214.86066" calcext:value-type="float">
            <text:p>5214.86066</text:p>
          </table:table-cell>
          <table:table-cell table:formula="of:=[.H24]/1000" office:value-type="float" office:value="5.21486066" calcext:value-type="float">
            <text:p>5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0928" calcext:value-type="float">
            <text:p>10.0928</text:p>
          </table:table-cell>
          <table:table-cell office:value-type="float" office:value="12012" calcext:value-type="float">
            <text:p>12012</text:p>
          </table:table-cell>
          <table:table-cell office:value-type="float" office:value="5.59935" calcext:value-type="float">
            <text:p>5.59935</text:p>
          </table:table-cell>
          <table:table-cell office:value-type="float" office:value="12.8" calcext:value-type="float">
            <text:p>12.8</text:p>
          </table:table-cell>
          <table:table-cell office:value-type="float" office:value="3.72801" calcext:value-type="float">
            <text:p>3.72801</text:p>
          </table:table-cell>
          <table:table-cell office:value-type="float" office:value="12.8" calcext:value-type="float">
            <text:p>12.8</text:p>
          </table:table-cell>
          <table:table-cell table:formula="of:=SUM([.B25:.D25];[.F25])" office:value-type="float" office:value="12031.42016" calcext:value-type="float">
            <text:p>12031.42016</text:p>
          </table:table-cell>
          <table:table-cell table:formula="of:=[.H25]/1000" office:value-type="float" office:value="12.03142016" calcext:value-type="float">
            <text:p>12.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6569" calcext:value-type="float">
            <text:p>5.16569</text:p>
          </table:table-cell>
          <table:table-cell office:value-type="float" office:value="5822.58" calcext:value-type="float">
            <text:p>5822.58</text:p>
          </table:table-cell>
          <table:table-cell office:value-type="float" office:value="3.33802" calcext:value-type="float">
            <text:p>3.33802</text:p>
          </table:table-cell>
          <table:table-cell office:value-type="float" office:value="13.4" calcext:value-type="float">
            <text:p>13.4</text:p>
          </table:table-cell>
          <table:table-cell office:value-type="float" office:value="2.32571" calcext:value-type="float">
            <text:p>2.32571</text:p>
          </table:table-cell>
          <table:table-cell office:value-type="float" office:value="13.4" calcext:value-type="float">
            <text:p>13.4</text:p>
          </table:table-cell>
          <table:table-cell table:formula="of:=SUM([.B26:.D26];[.F26])" office:value-type="float" office:value="5833.40942" calcext:value-type="float">
            <text:p>5833.40942</text:p>
          </table:table-cell>
          <table:table-cell table:formula="of:=[.H26]/1000" office:value-type="float" office:value="5.83340942" calcext:value-type="float">
            <text:p>5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4582" calcext:value-type="float">
            <text:p>7.14582</text:p>
          </table:table-cell>
          <table:table-cell office:value-type="float" office:value="7935.39" calcext:value-type="float">
            <text:p>7935.39</text:p>
          </table:table-cell>
          <table:table-cell office:value-type="float" office:value="4.06499" calcext:value-type="float">
            <text:p>4.06499</text:p>
          </table:table-cell>
          <table:table-cell office:value-type="float" office:value="12.7" calcext:value-type="float">
            <text:p>12.7</text:p>
          </table:table-cell>
          <table:table-cell office:value-type="float" office:value="2.92423" calcext:value-type="float">
            <text:p>2.92423</text:p>
          </table:table-cell>
          <table:table-cell office:value-type="float" office:value="12.7" calcext:value-type="float">
            <text:p>12.7</text:p>
          </table:table-cell>
          <table:table-cell table:formula="of:=SUM([.B27:.D27];[.F27])" office:value-type="float" office:value="7949.52504" calcext:value-type="float">
            <text:p>7949.52504</text:p>
          </table:table-cell>
          <table:table-cell table:formula="of:=[.H27]/1000" office:value-type="float" office:value="7.94952504" calcext:value-type="float">
            <text:p>7.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.5383" calcext:value-type="float">
            <text:p>54.5383</text:p>
          </table:table-cell>
          <table:table-cell office:value-type="float" office:value="9618.48" calcext:value-type="float">
            <text:p>9618.48</text:p>
          </table:table-cell>
          <table:table-cell office:value-type="float" office:value="533.707" calcext:value-type="float">
            <text:p>533.707</text:p>
          </table:table-cell>
          <table:table-cell office:value-type="float" office:value="192.5" calcext:value-type="float">
            <text:p>192.5</text:p>
          </table:table-cell>
          <table:table-cell office:value-type="float" office:value="3.22693" calcext:value-type="float">
            <text:p>3.22693</text:p>
          </table:table-cell>
          <table:table-cell office:value-type="float" office:value="192.5" calcext:value-type="float">
            <text:p>192.5</text:p>
          </table:table-cell>
          <table:table-cell table:formula="of:=SUM([.B28:.D28];[.F28])" office:value-type="float" office:value="10209.95223" calcext:value-type="float">
            <text:p>10209.95223</text:p>
          </table:table-cell>
          <table:table-cell table:formula="of:=[.H28]/1000" office:value-type="float" office:value="10.20995223" calcext:value-type="float">
            <text:p>1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8973" calcext:value-type="float">
            <text:p>3.78973</text:p>
          </table:table-cell>
          <table:table-cell office:value-type="float" office:value="19.7125" calcext:value-type="float">
            <text:p>19.7125</text:p>
          </table:table-cell>
          <table:table-cell office:value-type="float" office:value="168.661" calcext:value-type="float">
            <text:p>168.661</text:p>
          </table:table-cell>
          <table:table-cell office:value-type="float" office:value="213.3" calcext:value-type="float">
            <text:p>213.3</text:p>
          </table:table-cell>
          <table:table-cell office:value-type="float" office:value="0.248848" calcext:value-type="float">
            <text:p>0.248848</text:p>
          </table:table-cell>
          <table:table-cell office:value-type="float" office:value="213.3" calcext:value-type="float">
            <text:p>213.3</text:p>
          </table:table-cell>
          <table:table-cell table:formula="of:=SUM([.B29:.D29];[.F29])" office:value-type="float" office:value="192.412078" calcext:value-type="float">
            <text:p>192.412078</text:p>
          </table:table-cell>
          <table:table-cell table:formula="of:=[.H29]/1000" office:value-type="float" office:value="0.192412078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6604" calcext:value-type="float">
            <text:p>16.6604</text:p>
          </table:table-cell>
          <table:table-cell office:value-type="float" office:value="3017.51" calcext:value-type="float">
            <text:p>3017.51</text:p>
          </table:table-cell>
          <table:table-cell office:value-type="float" office:value="3308.87" calcext:value-type="float">
            <text:p>3308.87</text:p>
          </table:table-cell>
          <table:table-cell office:value-type="float" office:value="242.5" calcext:value-type="float">
            <text:p>242.5</text:p>
          </table:table-cell>
          <table:table-cell office:value-type="float" office:value="1.70225" calcext:value-type="float">
            <text:p>1.70225</text:p>
          </table:table-cell>
          <table:table-cell office:value-type="float" office:value="242.5" calcext:value-type="float">
            <text:p>242.5</text:p>
          </table:table-cell>
          <table:table-cell table:formula="of:=SUM([.B30:.D30];[.F30])" office:value-type="float" office:value="6344.74265" calcext:value-type="float">
            <text:p>6344.74265</text:p>
          </table:table-cell>
          <table:table-cell table:formula="of:=[.H30]/1000" office:value-type="float" office:value="6.34474265" calcext:value-type="float">
            <text:p>6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.9671" calcext:value-type="float">
            <text:p>13.9671</text:p>
          </table:table-cell>
          <table:table-cell office:value-type="float" office:value="15062.7" calcext:value-type="float">
            <text:p>15062.7</text:p>
          </table:table-cell>
          <table:table-cell office:value-type="float" office:value="1930.21" calcext:value-type="float">
            <text:p>1930.21</text:p>
          </table:table-cell>
          <table:table-cell office:value-type="float" office:value="424.9" calcext:value-type="float">
            <text:p>424.9</text:p>
          </table:table-cell>
          <table:table-cell office:value-type="float" office:value="4.54179" calcext:value-type="float">
            <text:p>4.54179</text:p>
          </table:table-cell>
          <table:table-cell office:value-type="float" office:value="424.9" calcext:value-type="float">
            <text:p>424.9</text:p>
          </table:table-cell>
          <table:table-cell table:formula="of:=SUM([.B31:.D31];[.F31])" office:value-type="float" office:value="17011.41889" calcext:value-type="float">
            <text:p>17011.41889</text:p>
          </table:table-cell>
          <table:table-cell table:formula="of:=[.H31]/1000" office:value-type="float" office:value="17.01141889" calcext:value-type="float">
            <text:p>17.0</text:p>
          </table:table-cell>
          <table:table-cell table:number-columns-repeated="3"/>
        </table:table-row>
      </table:table>
      <table:table table:name="Sheet8" table:style-name="ta1"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Graph Transfer</text:p>
          </table:table-cell>
          <table:table-cell office:value-type="string" calcext:value-type="string">
            <text:p>Random Numbering</text:p>
          </table:table-cell>
          <table:table-cell office:value-type="string" calcext:value-type="string">
            <text:p>Colouring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Colour Copy</text:p>
          </table:table-cell>
          <table:table-cell office:value-type="string" calcext:value-type="string">
            <text:p>Colours</text:p>
          </table:table-cell>
          <table:table-cell office:value-type="string" calcext:value-type="string">
            <text:p>Total Time</text:p>
          </table:table-cell>
          <table:table-cell table:style-name="Default" office:value-type="string" calcext:value-type="string">
            <text:p>In secs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3.06572" calcext:value-type="float">
            <text:p>3.06572</text:p>
          </table:table-cell>
          <table:table-cell office:value-type="float" office:value="2415.63" calcext:value-type="float">
            <text:p>2415.63</text:p>
          </table:table-cell>
          <table:table-cell office:value-type="float" office:value="6.20363" calcext:value-type="float">
            <text:p>6.20363</text:p>
          </table:table-cell>
          <table:table-cell table:style-name="ce1" office:value-type="float" office:value="9.9" calcext:value-type="float">
            <text:p>10</text:p>
          </table:table-cell>
          <table:table-cell office:value-type="float" office:value="1.51202" calcext:value-type="float">
            <text:p>1.51202</text:p>
          </table:table-cell>
          <table:table-cell table:style-name="ce1" office:value-type="float" office:value="19.1" calcext:value-type="float">
            <text:p>19</text:p>
          </table:table-cell>
          <table:table-cell table:formula="of:=SUM([.B2:.D2];[.F2])" office:value-type="float" office:value="2426.41137" calcext:value-type="float">
            <text:p>2426.41137</text:p>
          </table:table-cell>
          <table:table-cell table:formula="of:=[.H2]/1000" office:value-type="float" office:value="2.42641137" calcext:value-type="float">
            <text:p>2.4</text:p>
          </table:table-cell>
        </table:table-row>
        <table:table-row table:style-name="ro1">
          <table:table-cell office:value-type="string" calcext:value-type="string">
            <text:p>as-skitter_m</text:p>
          </table:table-cell>
          <table:table-cell office:value-type="float" office:value="28.1546" calcext:value-type="float">
            <text:p>28.1546</text:p>
          </table:table-cell>
          <table:table-cell office:value-type="float" office:value="10064.5" calcext:value-type="float">
            <text:p>10064.5</text:p>
          </table:table-cell>
          <table:table-cell office:value-type="float" office:value="1660.8" calcext:value-type="float">
            <text:p>1660.8</text:p>
          </table:table-cell>
          <table:table-cell table:style-name="ce1" office:value-type="float" office:value="155.2" calcext:value-type="float">
            <text:p>155</text:p>
          </table:table-cell>
          <table:table-cell office:value-type="float" office:value="3.3134" calcext:value-type="float">
            <text:p>3.3134</text:p>
          </table:table-cell>
          <table:table-cell table:style-name="ce1" office:value-type="float" office:value="309.6" calcext:value-type="float">
            <text:p>310</text:p>
          </table:table-cell>
          <table:table-cell table:formula="of:=SUM([.B3:.D3];[.F3])" office:value-type="float" office:value="11756.768" calcext:value-type="float">
            <text:p>11756.768</text:p>
          </table:table-cell>
          <table:table-cell table:formula="of:=[.H3]/1000" office:value-type="float" office:value="11.756768" calcext:value-type="float">
            <text:p>11.8</text:p>
          </table:table-cell>
        </table:table-row>
        <table:table-row table:style-name="ro1">
          <table:table-cell office:value-type="string" calcext:value-type="string">
            <text:p>com-dblp.ungraph_m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230.8" calcext:value-type="float">
            <text:p>1230.8</text:p>
          </table:table-cell>
          <table:table-cell office:value-type="float" office:value="16.392" calcext:value-type="float">
            <text:p>16.392</text:p>
          </table:table-cell>
          <table:table-cell table:style-name="ce1" office:value-type="float" office:value="52.3" calcext:value-type="float">
            <text:p>52</text:p>
          </table:table-cell>
          <table:table-cell office:value-type="float" office:value="1.21715" calcext:value-type="float">
            <text:p>1.21715</text:p>
          </table:table-cell>
          <table:table-cell table:style-name="ce1" office:value-type="float" office:value="104.1" calcext:value-type="float">
            <text:p>104</text:p>
          </table:table-cell>
          <table:table-cell table:formula="of:=SUM([.B4:.D4];[.F4])" office:value-type="float" office:value="1252.30714" calcext:value-type="float">
            <text:p>1252.30714</text:p>
          </table:table-cell>
          <table:table-cell table:formula="of:=[.H4]/1000" office:value-type="float" office:value="1.25230714" calcext:value-type="float">
            <text:p>1.3</text:p>
          </table:table-cell>
        </table:table-row>
        <table:table-row table:style-name="ro1">
          <table:table-cell office:value-type="string" calcext:value-type="string">
            <text:p>com-lj.ungraph_m</text:p>
          </table:table-cell>
          <table:table-cell office:value-type="float" office:value="86.3957" calcext:value-type="float">
            <text:p>86.3957</text:p>
          </table:table-cell>
          <table:table-cell office:value-type="float" office:value="27171.4" calcext:value-type="float">
            <text:p>27171.4</text:p>
          </table:table-cell>
          <table:table-cell office:value-type="float" office:value="1189.61" calcext:value-type="float">
            <text:p>1189.61</text:p>
          </table:table-cell>
          <table:table-cell table:style-name="ce1" office:value-type="float" office:value="224.9" calcext:value-type="float">
            <text:p>225</text:p>
          </table:table-cell>
          <table:table-cell office:value-type="float" office:value="7.33492" calcext:value-type="float">
            <text:p>7.33492</text:p>
          </table:table-cell>
          <table:table-cell table:style-name="ce1" office:value-type="float" office:value="449.3" calcext:value-type="float">
            <text:p>449</text:p>
          </table:table-cell>
          <table:table-cell table:formula="of:=SUM([.B5:.D5];[.F5])" office:value-type="float" office:value="28454.74062" calcext:value-type="float">
            <text:p>28454.74062</text:p>
          </table:table-cell>
          <table:table-cell table:formula="of:=[.H5]/1000" office:value-type="float" office:value="28.45474062" calcext:value-type="float">
            <text:p>28.5</text:p>
          </table:table-cell>
        </table:table-row>
        <table:table-row table:style-name="ro1">
          <table:table-cell office:value-type="string" calcext:value-type="string">
            <text:p>com-youtube.ungraph</text:p>
          </table:table-cell>
          <table:table-cell office:value-type="float" office:value="8.65721" calcext:value-type="float">
            <text:p>8.65721</text:p>
          </table:table-cell>
          <table:table-cell office:value-type="float" office:value="6281.23" calcext:value-type="float">
            <text:p>6281.23</text:p>
          </table:table-cell>
          <table:table-cell office:value-type="float" office:value="332.555" calcext:value-type="float">
            <text:p>332.555</text:p>
          </table:table-cell>
          <table:table-cell table:style-name="ce1" office:value-type="float" office:value="101" calcext:value-type="float">
            <text:p>101</text:p>
          </table:table-cell>
          <table:table-cell office:value-type="float" office:value="2.44245" calcext:value-type="float">
            <text:p>2.44245</text:p>
          </table:table-cell>
          <table:table-cell table:style-name="ce1" office:value-type="float" office:value="201.6" calcext:value-type="float">
            <text:p>202</text:p>
          </table:table-cell>
          <table:table-cell table:formula="of:=SUM([.B6:.D6];[.F6])" office:value-type="float" office:value="6624.88466" calcext:value-type="float">
            <text:p>6624.88466</text:p>
          </table:table-cell>
          <table:table-cell table:formula="of:=[.H6]/1000" office:value-type="float" office:value="6.62488466" calcext:value-type="float">
            <text:p>6.6</text:p>
          </table:table-cell>
        </table:table-row>
        <table:table-row table:style-name="ro1">
          <table:table-cell office:value-type="string" calcext:value-type="string">
            <text:p>googleGraph</text:p>
          </table:table-cell>
          <table:table-cell office:value-type="float" office:value="11.5795" calcext:value-type="float">
            <text:p>11.5795</text:p>
          </table:table-cell>
          <table:table-cell office:value-type="float" office:value="4608.33" calcext:value-type="float">
            <text:p>4608.33</text:p>
          </table:table-cell>
          <table:table-cell office:value-type="float" office:value="121.711" calcext:value-type="float">
            <text:p>121.711</text:p>
          </table:table-cell>
          <table:table-cell table:style-name="ce1" office:value-type="float" office:value="26.9" calcext:value-type="float">
            <text:p>27</text:p>
          </table:table-cell>
          <table:table-cell office:value-type="float" office:value="2.07543" calcext:value-type="float">
            <text:p>2.07543</text:p>
          </table:table-cell>
          <table:table-cell table:style-name="ce1" office:value-type="float" office:value="53.5" calcext:value-type="float">
            <text:p>54</text:p>
          </table:table-cell>
          <table:table-cell table:formula="of:=SUM([.B7:.D7];[.F7])" office:value-type="float" office:value="4743.69593" calcext:value-type="float">
            <text:p>4743.69593</text:p>
          </table:table-cell>
          <table:table-cell table:formula="of:=[.H7]/1000" office:value-type="float" office:value="4.74369593" calcext:value-type="float">
            <text:p>4.7</text:p>
          </table:table-cell>
        </table:table-row>
        <table:table-row table:style-name="ro1">
          <table:table-cell office:value-type="string" calcext:value-type="string">
            <text:p>higgs-social_network</text:p>
          </table:table-cell>
          <table:table-cell office:value-type="float" office:value="37.1795" calcext:value-type="float">
            <text:p>37.1795</text:p>
          </table:table-cell>
          <table:table-cell office:value-type="float" office:value="1442.91" calcext:value-type="float">
            <text:p>1442.91</text:p>
          </table:table-cell>
          <table:table-cell office:value-type="float" office:value="2953.84" calcext:value-type="float">
            <text:p>2953.84</text:p>
          </table:table-cell>
          <table:table-cell table:style-name="ce1" office:value-type="float" office:value="272" calcext:value-type="float">
            <text:p>272</text:p>
          </table:table-cell>
          <table:table-cell office:value-type="float" office:value="1.28146" calcext:value-type="float">
            <text:p>1.28146</text:p>
          </table:table-cell>
          <table:table-cell table:style-name="ce1" office:value-type="float" office:value="543.6" calcext:value-type="float">
            <text:p>544</text:p>
          </table:table-cell>
          <table:table-cell table:formula="of:=SUM([.B8:.D8];[.F8])" office:value-type="float" office:value="4435.21096" calcext:value-type="float">
            <text:p>4435.21096</text:p>
          </table:table-cell>
          <table:table-cell table:formula="of:=[.H8]/1000" office:value-type="float" office:value="4.43521096" calcext:value-type="float">
            <text:p>4.4</text:p>
          </table:table-cell>
        </table:table-row>
        <table:table-row table:style-name="ro1">
          <table:table-cell office:value-type="string" calcext:value-type="string">
            <text:p>roadNet-CA_m</text:p>
          </table:table-cell>
          <table:table-cell office:value-type="float" office:value="10.104" calcext:value-type="float">
            <text:p>10.104</text:p>
          </table:table-cell>
          <table:table-cell office:value-type="float" office:value="12019.9" calcext:value-type="float">
            <text:p>12019.9</text:p>
          </table:table-cell>
          <table:table-cell office:value-type="float" office:value="5.07369" calcext:value-type="float">
            <text:p>5.07369</text:p>
          </table:table-cell>
          <table:table-cell table:style-name="ce1" office:value-type="float" office:value="6.5" calcext:value-type="float">
            <text:p>7</text:p>
          </table:table-cell>
          <table:table-cell office:value-type="float" office:value="3.85855" calcext:value-type="float">
            <text:p>3.85855</text:p>
          </table:table-cell>
          <table:table-cell table:style-name="ce1" office:value-type="float" office:value="12.6" calcext:value-type="float">
            <text:p>13</text:p>
          </table:table-cell>
          <table:table-cell table:formula="of:=SUM([.B9:.D9];[.F9])" office:value-type="float" office:value="12038.93624" calcext:value-type="float">
            <text:p>12038.93624</text:p>
          </table:table-cell>
          <table:table-cell table:formula="of:=[.H9]/1000" office:value-type="float" office:value="12.03893624" calcext:value-type="float">
            <text:p>12.0</text:p>
          </table:table-cell>
        </table:table-row>
        <table:table-row table:style-name="ro1">
          <table:table-cell office:value-type="string" calcext:value-type="string">
            <text:p>roadNet-PA_m</text:p>
          </table:table-cell>
          <table:table-cell office:value-type="float" office:value="5.14931" calcext:value-type="float">
            <text:p>5.14931</text:p>
          </table:table-cell>
          <table:table-cell office:value-type="float" office:value="5825.99" calcext:value-type="float">
            <text:p>5825.99</text:p>
          </table:table-cell>
          <table:table-cell office:value-type="float" office:value="2.92771" calcext:value-type="float">
            <text:p>2.92771</text:p>
          </table:table-cell>
          <table:table-cell table:style-name="ce1" office:value-type="float" office:value="6.4" calcext:value-type="float">
            <text:p>6</text:p>
          </table:table-cell>
          <table:table-cell office:value-type="float" office:value="2.24256" calcext:value-type="float">
            <text:p>2.24256</text:p>
          </table:table-cell>
          <table:table-cell table:style-name="ce1" office:value-type="float" office:value="12.5" calcext:value-type="float">
            <text:p>13</text:p>
          </table:table-cell>
          <table:table-cell table:formula="of:=SUM([.B10:.D10];[.F10])" office:value-type="float" office:value="5836.30958" calcext:value-type="float">
            <text:p>5836.30958</text:p>
          </table:table-cell>
          <table:table-cell table:formula="of:=[.H10]/1000" office:value-type="float" office:value="5.83630958" calcext:value-type="float">
            <text:p>5.8</text:p>
          </table:table-cell>
        </table:table-row>
        <table:table-row table:style-name="ro1">
          <table:table-cell office:value-type="string" calcext:value-type="string">
            <text:p>roadNet-TX_m</text:p>
          </table:table-cell>
          <table:table-cell office:value-type="float" office:value="6.40149" calcext:value-type="float">
            <text:p>6.40149</text:p>
          </table:table-cell>
          <table:table-cell office:value-type="float" office:value="7930.88" calcext:value-type="float">
            <text:p>7930.88</text:p>
          </table:table-cell>
          <table:table-cell office:value-type="float" office:value="3.65844" calcext:value-type="float">
            <text:p>3.65844</text:p>
          </table:table-cell>
          <table:table-cell table:style-name="ce1" office:value-type="float" office:value="6.7" calcext:value-type="float">
            <text:p>7</text:p>
          </table:table-cell>
          <table:table-cell office:value-type="float" office:value="2.86338" calcext:value-type="float">
            <text:p>2.86338</text:p>
          </table:table-cell>
          <table:table-cell table:style-name="ce1" office:value-type="float" office:value="12.9" calcext:value-type="float">
            <text:p>13</text:p>
          </table:table-cell>
          <table:table-cell table:formula="of:=SUM([.B11:.D11];[.F11])" office:value-type="float" office:value="7943.80331" calcext:value-type="float">
            <text:p>7943.80331</text:p>
          </table:table-cell>
          <table:table-cell table:formula="of:=[.H11]/1000" office:value-type="float" office:value="7.94380331" calcext:value-type="float">
            <text:p>7.9</text:p>
          </table:table-cell>
        </table:table-row>
        <table:table-row table:style-name="ro1">
          <table:table-cell office:value-type="string" calcext:value-type="string">
            <text:p>soc-pokec-relationships</text:p>
          </table:table-cell>
          <table:table-cell office:value-type="float" office:value="60.5393" calcext:value-type="float">
            <text:p>60.5393</text:p>
          </table:table-cell>
          <table:table-cell office:value-type="float" office:value="9628.87" calcext:value-type="float">
            <text:p>9628.87</text:p>
          </table:table-cell>
          <table:table-cell office:value-type="float" office:value="413.679" calcext:value-type="float">
            <text:p>413.679</text:p>
          </table:table-cell>
          <table:table-cell table:style-name="ce1" office:value-type="float" office:value="91.4" calcext:value-type="float">
            <text:p>91</text:p>
          </table:table-cell>
          <table:table-cell office:value-type="float" office:value="3.2774" calcext:value-type="float">
            <text:p>3.2774</text:p>
          </table:table-cell>
          <table:table-cell table:style-name="ce1" office:value-type="float" office:value="182.3" calcext:value-type="float">
            <text:p>182</text:p>
          </table:table-cell>
          <table:table-cell table:formula="of:=SUM([.B12:.D12];[.F12])" office:value-type="float" office:value="10106.3657" calcext:value-type="float">
            <text:p>10106.3657</text:p>
          </table:table-cell>
          <table:table-cell table:formula="of:=[.H12]/1000" office:value-type="float" office:value="10.1063657" calcext:value-type="float">
            <text:p>10.1</text:p>
          </table:table-cell>
        </table:table-row>
        <table:table-row table:style-name="ro1">
          <table:table-cell office:value-type="string" calcext:value-type="string">
            <text:p>twitter_combined_m2</text:p>
          </table:table-cell>
          <table:table-cell office:value-type="float" office:value="3.49592" calcext:value-type="float">
            <text:p>3.49592</text:p>
          </table:table-cell>
          <table:table-cell office:value-type="float" office:value="19.7986" calcext:value-type="float">
            <text:p>19.7986</text:p>
          </table:table-cell>
          <table:table-cell office:value-type="float" office:value="121.712" calcext:value-type="float">
            <text:p>121.712</text:p>
          </table:table-cell>
          <table:table-cell table:style-name="ce1" office:value-type="float" office:value="107" calcext:value-type="float">
            <text:p>107</text:p>
          </table:table-cell>
          <table:table-cell office:value-type="float" office:value="0.247946" calcext:value-type="float">
            <text:p>0.247946</text:p>
          </table:table-cell>
          <table:table-cell table:style-name="ce1" office:value-type="float" office:value="213.6" calcext:value-type="float">
            <text:p>214</text:p>
          </table:table-cell>
          <table:table-cell table:formula="of:=SUM([.B13:.D13];[.F13])" office:value-type="float" office:value="145.254466" calcext:value-type="float">
            <text:p>145.254466</text:p>
          </table:table-cell>
          <table:table-cell table:formula="of:=[.H13]/1000" office:value-type="float" office:value="0.145254466" calcext:value-type="float">
            <text:p>0.1</text:p>
          </table:table-cell>
        </table:table-row>
        <table:table-row table:style-name="ro1">
          <table:table-cell office:value-type="string" calcext:value-type="string">
            <text:p>web-BerkStan</text:p>
          </table:table-cell>
          <table:table-cell office:value-type="float" office:value="16.6572" calcext:value-type="float">
            <text:p>16.6572</text:p>
          </table:table-cell>
          <table:table-cell office:value-type="float" office:value="3018.17" calcext:value-type="float">
            <text:p>3018.17</text:p>
          </table:table-cell>
          <table:table-cell office:value-type="float" office:value="2047.7" calcext:value-type="float">
            <text:p>2047.7</text:p>
          </table:table-cell>
          <table:table-cell table:style-name="ce1" office:value-type="float" office:value="119.8" calcext:value-type="float">
            <text:p>120</text:p>
          </table:table-cell>
          <table:table-cell office:value-type="float" office:value="1.64118" calcext:value-type="float">
            <text:p>1.64118</text:p>
          </table:table-cell>
          <table:table-cell table:style-name="ce1" office:value-type="float" office:value="239" calcext:value-type="float">
            <text:p>239</text:p>
          </table:table-cell>
          <table:table-cell table:formula="of:=SUM([.B14:.D14];[.F14])" office:value-type="float" office:value="5084.16838" calcext:value-type="float">
            <text:p>5084.16838</text:p>
          </table:table-cell>
          <table:table-cell table:formula="of:=[.H14]/1000" office:value-type="float" office:value="5.08416838" calcext:value-type="float">
            <text:p>5.1</text:p>
          </table:table-cell>
        </table:table-row>
        <table:table-row table:style-name="ro1">
          <table:table-cell office:value-type="string" calcext:value-type="string">
            <text:p>wiki-Talk_m</text:p>
          </table:table-cell>
          <table:table-cell office:value-type="float" office:value="15.5207" calcext:value-type="float">
            <text:p>15.5207</text:p>
          </table:table-cell>
          <table:table-cell office:value-type="float" office:value="15046.8" calcext:value-type="float">
            <text:p>15046.8</text:p>
          </table:table-cell>
          <table:table-cell office:value-type="float" office:value="1321.59" calcext:value-type="float">
            <text:p>1321.59</text:p>
          </table:table-cell>
          <table:table-cell table:style-name="ce1" office:value-type="float" office:value="213.7" calcext:value-type="float">
            <text:p>214</text:p>
          </table:table-cell>
          <table:table-cell office:value-type="float" office:value="4.55055" calcext:value-type="float">
            <text:p>4.55055</text:p>
          </table:table-cell>
          <table:table-cell table:style-name="ce1" office:value-type="float" office:value="427" calcext:value-type="float">
            <text:p>427</text:p>
          </table:table-cell>
          <table:table-cell table:formula="of:=SUM([.B15:.D15];[.F15])" office:value-type="float" office:value="16388.46125" calcext:value-type="float">
            <text:p>16388.46125</text:p>
          </table:table-cell>
          <table:table-cell table:formula="of:=[.H15]/1000" office:value-type="float" office:value="16.38846125" calcext:value-type="float">
            <text:p>16.4</text:p>
          </table:table-cell>
        </table:table-row>
        <table:table-row table:style-name="ro1">
          <table:table-cell table:number-columns-repeated="7"/>
          <table:table-cell table:formula="of:=SUM([.B16:.D16];[.F16])" office:value-type="float" office:value="0" calcext:value-type="float">
            <text:p>0</text:p>
          </table:table-cell>
          <table:table-cell table:formula="of:=[.H16]/1000" office:value-type="float" office:value="0" calcext:value-type="float">
            <text:p>0.0</text:p>
          </table:table-cell>
        </table:table-row>
        <table:table-row table:style-name="ro1">
          <table:table-cell/>
          <table:table-cell office:value-type="float" office:value="3.10911" calcext:value-type="float">
            <text:p>3.10911</text:p>
          </table:table-cell>
          <table:table-cell office:value-type="float" office:value="2415.65" calcext:value-type="float">
            <text:p>2415.65</text:p>
          </table:table-cell>
          <table:table-cell office:value-type="float" office:value="6.17645" calcext:value-type="float">
            <text:p>6.17645</text:p>
          </table:table-cell>
          <table:table-cell office:value-type="float" office:value="10.5" calcext:value-type="float">
            <text:p>10.5</text:p>
          </table:table-cell>
          <table:table-cell office:value-type="float" office:value="1.49665" calcext:value-type="float">
            <text:p>1.49665</text:p>
          </table:table-cell>
          <table:table-cell office:value-type="float" office:value="20.5" calcext:value-type="float">
            <text:p>20.5</text:p>
          </table:table-cell>
          <table:table-cell table:formula="of:=SUM([.B17:.D17];[.F17])" office:value-type="float" office:value="2426.43221" calcext:value-type="float">
            <text:p>2426.43221</text:p>
          </table:table-cell>
          <table:table-cell table:formula="of:=[.H17]/1000" office:value-type="float" office:value="2.42643221" calcext:value-type="float">
            <text:p>2.4</text:p>
          </table:table-cell>
        </table:table-row>
        <table:table-row table:style-name="ro1">
          <table:table-cell/>
          <table:table-cell office:value-type="float" office:value="31.3617" calcext:value-type="float">
            <text:p>31.3617</text:p>
          </table:table-cell>
          <table:table-cell office:value-type="float" office:value="10059.9" calcext:value-type="float">
            <text:p>10059.9</text:p>
          </table:table-cell>
          <table:table-cell office:value-type="float" office:value="1660.47" calcext:value-type="float">
            <text:p>1660.47</text:p>
          </table:table-cell>
          <table:table-cell office:value-type="float" office:value="157.7" calcext:value-type="float">
            <text:p>157.7</text:p>
          </table:table-cell>
          <table:table-cell office:value-type="float" office:value="3.22299" calcext:value-type="float">
            <text:p>3.22299</text:p>
          </table:table-cell>
          <table:table-cell office:value-type="float" office:value="315.1" calcext:value-type="float">
            <text:p>315.1</text:p>
          </table:table-cell>
          <table:table-cell table:formula="of:=SUM([.B18:.D18];[.F18])" office:value-type="float" office:value="11754.95469" calcext:value-type="float">
            <text:p>11754.95469</text:p>
          </table:table-cell>
          <table:table-cell table:formula="of:=[.H18]/1000" office:value-type="float" office:value="11.75495469" calcext:value-type="float">
            <text:p>11.8</text:p>
          </table:table-cell>
        </table:table-row>
        <table:table-row table:style-name="ro1">
          <table:table-cell/>
          <table:table-cell office:value-type="float" office:value="3.20911" calcext:value-type="float">
            <text:p>3.20911</text:p>
          </table:table-cell>
          <table:table-cell office:value-type="float" office:value="1233.76" calcext:value-type="float">
            <text:p>1233.76</text:p>
          </table:table-cell>
          <table:table-cell office:value-type="float" office:value="16.4517" calcext:value-type="float">
            <text:p>16.4517</text:p>
          </table:table-cell>
          <table:table-cell office:value-type="float" office:value="53.1" calcext:value-type="float">
            <text:p>53.1</text:p>
          </table:table-cell>
          <table:table-cell office:value-type="float" office:value="1.12912" calcext:value-type="float">
            <text:p>1.12912</text:p>
          </table:table-cell>
          <table:table-cell office:value-type="float" office:value="105.7" calcext:value-type="float">
            <text:p>105.7</text:p>
          </table:table-cell>
          <table:table-cell table:formula="of:=SUM([.B19:.D19];[.F19])" office:value-type="float" office:value="1254.54993" calcext:value-type="float">
            <text:p>1254.54993</text:p>
          </table:table-cell>
          <table:table-cell table:formula="of:=[.H19]/1000" office:value-type="float" office:value="1.25454993" calcext:value-type="float">
            <text:p>1.3</text:p>
          </table:table-cell>
        </table:table-row>
        <table:table-row table:style-name="ro1">
          <table:table-cell/>
          <table:table-cell office:value-type="float" office:value="86.2007" calcext:value-type="float">
            <text:p>86.2007</text:p>
          </table:table-cell>
          <table:table-cell office:value-type="float" office:value="27159.4" calcext:value-type="float">
            <text:p>27159.4</text:p>
          </table:table-cell>
          <table:table-cell office:value-type="float" office:value="1194.92" calcext:value-type="float">
            <text:p>1194.92</text:p>
          </table:table-cell>
          <table:table-cell office:value-type="float" office:value="226.2" calcext:value-type="float">
            <text:p>226.2</text:p>
          </table:table-cell>
          <table:table-cell office:value-type="float" office:value="7.16747" calcext:value-type="float">
            <text:p>7.16747</text:p>
          </table:table-cell>
          <table:table-cell office:value-type="float" office:value="452" calcext:value-type="float">
            <text:p>452</text:p>
          </table:table-cell>
          <table:table-cell table:formula="of:=SUM([.B20:.D20];[.F20])" office:value-type="float" office:value="28447.68817" calcext:value-type="float">
            <text:p>28447.68817</text:p>
          </table:table-cell>
          <table:table-cell table:formula="of:=[.H20]/1000" office:value-type="float" office:value="28.44768817" calcext:value-type="float">
            <text:p>28.4</text:p>
          </table:table-cell>
        </table:table-row>
        <table:table-row table:style-name="ro1">
          <table:table-cell/>
          <table:table-cell office:value-type="float" office:value="9.66143" calcext:value-type="float">
            <text:p>9.66143</text:p>
          </table:table-cell>
          <table:table-cell office:value-type="float" office:value="6282.67" calcext:value-type="float">
            <text:p>6282.67</text:p>
          </table:table-cell>
          <table:table-cell office:value-type="float" office:value="346.245" calcext:value-type="float">
            <text:p>346.245</text:p>
          </table:table-cell>
          <table:table-cell office:value-type="float" office:value="102" calcext:value-type="float">
            <text:p>102</text:p>
          </table:table-cell>
          <table:table-cell office:value-type="float" office:value="2.42309" calcext:value-type="float">
            <text:p>2.42309</text:p>
          </table:table-cell>
          <table:table-cell office:value-type="float" office:value="203.6" calcext:value-type="float">
            <text:p>203.6</text:p>
          </table:table-cell>
          <table:table-cell table:formula="of:=SUM([.B21:.D21];[.F21])" office:value-type="float" office:value="6640.99952" calcext:value-type="float">
            <text:p>6640.99952</text:p>
          </table:table-cell>
          <table:table-cell table:formula="of:=[.H21]/1000" office:value-type="float" office:value="6.64099952" calcext:value-type="float">
            <text:p>6.6</text:p>
          </table:table-cell>
        </table:table-row>
        <table:table-row table:style-name="ro1">
          <table:table-cell/>
          <table:table-cell office:value-type="float" office:value="11.5397" calcext:value-type="float">
            <text:p>11.5397</text:p>
          </table:table-cell>
          <table:table-cell office:value-type="float" office:value="4609.42" calcext:value-type="float">
            <text:p>4609.42</text:p>
          </table:table-cell>
          <table:table-cell office:value-type="float" office:value="120.904" calcext:value-type="float">
            <text:p>120.904</text:p>
          </table:table-cell>
          <table:table-cell office:value-type="float" office:value="25.5" calcext:value-type="float">
            <text:p>25.5</text:p>
          </table:table-cell>
          <table:table-cell office:value-type="float" office:value="2.02985" calcext:value-type="float">
            <text:p>2.02985</text:p>
          </table:table-cell>
          <table:table-cell office:value-type="float" office:value="50.9" calcext:value-type="float">
            <text:p>50.9</text:p>
          </table:table-cell>
          <table:table-cell table:formula="of:=SUM([.B22:.D22];[.F22])" office:value-type="float" office:value="4743.89355" calcext:value-type="float">
            <text:p>4743.89355</text:p>
          </table:table-cell>
          <table:table-cell table:formula="of:=[.H22]/1000" office:value-type="float" office:value="4.74389355" calcext:value-type="float">
            <text:p>4.7</text:p>
          </table:table-cell>
        </table:table-row>
        <table:table-row table:style-name="ro1">
          <table:table-cell/>
          <table:table-cell office:value-type="float" office:value="30.1401" calcext:value-type="float">
            <text:p>30.1401</text:p>
          </table:table-cell>
          <table:table-cell office:value-type="float" office:value="1444.97" calcext:value-type="float">
            <text:p>1444.97</text:p>
          </table:table-cell>
          <table:table-cell office:value-type="float" office:value="2970.8" calcext:value-type="float">
            <text:p>2970.8</text:p>
          </table:table-cell>
          <table:table-cell office:value-type="float" office:value="273.5" calcext:value-type="float">
            <text:p>273.5</text:p>
          </table:table-cell>
          <table:table-cell office:value-type="float" office:value="1.19263" calcext:value-type="float">
            <text:p>1.19263</text:p>
          </table:table-cell>
          <table:table-cell office:value-type="float" office:value="546.2" calcext:value-type="float">
            <text:p>546.2</text:p>
          </table:table-cell>
          <table:table-cell table:formula="of:=SUM([.B23:.D23];[.F23])" office:value-type="float" office:value="4447.10273" calcext:value-type="float">
            <text:p>4447.10273</text:p>
          </table:table-cell>
          <table:table-cell table:formula="of:=[.H23]/1000" office:value-type="float" office:value="4.44710273" calcext:value-type="float">
            <text:p>4.4</text:p>
          </table:table-cell>
        </table:table-row>
        <table:table-row table:style-name="ro1">
          <table:table-cell/>
          <table:table-cell office:value-type="float" office:value="11.0927" calcext:value-type="float">
            <text:p>11.0927</text:p>
          </table:table-cell>
          <table:table-cell office:value-type="float" office:value="12023.1" calcext:value-type="float">
            <text:p>12023.1</text:p>
          </table:table-cell>
          <table:table-cell office:value-type="float" office:value="5.07559" calcext:value-type="float">
            <text:p>5.07559</text:p>
          </table:table-cell>
          <table:table-cell office:value-type="float" office:value="6.6" calcext:value-type="float">
            <text:p>6.6</text:p>
          </table:table-cell>
          <table:table-cell office:value-type="float" office:value="3.85198" calcext:value-type="float">
            <text:p>3.85198</text:p>
          </table:table-cell>
          <table:table-cell office:value-type="float" office:value="12.8" calcext:value-type="float">
            <text:p>12.8</text:p>
          </table:table-cell>
          <table:table-cell table:formula="of:=SUM([.B24:.D24];[.F24])" office:value-type="float" office:value="12043.12027" calcext:value-type="float">
            <text:p>12043.12027</text:p>
          </table:table-cell>
          <table:table-cell table:formula="of:=[.H24]/1000" office:value-type="float" office:value="12.04312027" calcext:value-type="float">
            <text:p>12.0</text:p>
          </table:table-cell>
        </table:table-row>
        <table:table-row table:style-name="ro1">
          <table:table-cell/>
          <table:table-cell office:value-type="float" office:value="5.17195" calcext:value-type="float">
            <text:p>5.17195</text:p>
          </table:table-cell>
          <table:table-cell office:value-type="float" office:value="5827.8" calcext:value-type="float">
            <text:p>5827.8</text:p>
          </table:table-cell>
          <table:table-cell office:value-type="float" office:value="2.93465" calcext:value-type="float">
            <text:p>2.93465</text:p>
          </table:table-cell>
          <table:table-cell office:value-type="float" office:value="6.6" calcext:value-type="float">
            <text:p>6.6</text:p>
          </table:table-cell>
          <table:table-cell office:value-type="float" office:value="2.41305" calcext:value-type="float">
            <text:p>2.41305</text:p>
          </table:table-cell>
          <table:table-cell office:value-type="float" office:value="12.7" calcext:value-type="float">
            <text:p>12.7</text:p>
          </table:table-cell>
          <table:table-cell table:formula="of:=SUM([.B25:.D25];[.F25])" office:value-type="float" office:value="5838.31965" calcext:value-type="float">
            <text:p>5838.31965</text:p>
          </table:table-cell>
          <table:table-cell table:formula="of:=[.H25]/1000" office:value-type="float" office:value="5.83831965" calcext:value-type="float">
            <text:p>5.8</text:p>
          </table:table-cell>
        </table:table-row>
        <table:table-row table:style-name="ro1">
          <table:table-cell/>
          <table:table-cell office:value-type="float" office:value="7.14438" calcext:value-type="float">
            <text:p>7.14438</text:p>
          </table:table-cell>
          <table:table-cell office:value-type="float" office:value="7940.14" calcext:value-type="float">
            <text:p>7940.14</text:p>
          </table:table-cell>
          <table:table-cell office:value-type="float" office:value="3.67551" calcext:value-type="float">
            <text:p>3.67551</text:p>
          </table:table-cell>
          <table:table-cell office:value-type="float" office:value="6.9" calcext:value-type="float">
            <text:p>6.9</text:p>
          </table:table-cell>
          <table:table-cell office:value-type="float" office:value="2.87166" calcext:value-type="float">
            <text:p>2.87166</text:p>
          </table:table-cell>
          <table:table-cell office:value-type="float" office:value="13.2" calcext:value-type="float">
            <text:p>13.2</text:p>
          </table:table-cell>
          <table:table-cell table:formula="of:=SUM([.B26:.D26];[.F26])" office:value-type="float" office:value="7953.83155" calcext:value-type="float">
            <text:p>7953.83155</text:p>
          </table:table-cell>
          <table:table-cell table:formula="of:=[.H26]/1000" office:value-type="float" office:value="7.95383155" calcext:value-type="float">
            <text:p>8.0</text:p>
          </table:table-cell>
        </table:table-row>
        <table:table-row table:style-name="ro1">
          <table:table-cell/>
          <table:table-cell office:value-type="float" office:value="54.7049" calcext:value-type="float">
            <text:p>54.7049</text:p>
          </table:table-cell>
          <table:table-cell office:value-type="float" office:value="9620.84" calcext:value-type="float">
            <text:p>9620.84</text:p>
          </table:table-cell>
          <table:table-cell office:value-type="float" office:value="402.11" calcext:value-type="float">
            <text:p>402.11</text:p>
          </table:table-cell>
          <table:table-cell office:value-type="float" office:value="89.9" calcext:value-type="float">
            <text:p>89.9</text:p>
          </table:table-cell>
          <table:table-cell office:value-type="float" office:value="3.07432" calcext:value-type="float">
            <text:p>3.07432</text:p>
          </table:table-cell>
          <table:table-cell office:value-type="float" office:value="179.1" calcext:value-type="float">
            <text:p>179.1</text:p>
          </table:table-cell>
          <table:table-cell table:formula="of:=SUM([.B27:.D27];[.F27])" office:value-type="float" office:value="10080.72922" calcext:value-type="float">
            <text:p>10080.72922</text:p>
          </table:table-cell>
          <table:table-cell table:formula="of:=[.H27]/1000" office:value-type="float" office:value="10.08072922" calcext:value-type="float">
            <text:p>10.1</text:p>
          </table:table-cell>
        </table:table-row>
        <table:table-row table:style-name="ro1">
          <table:table-cell/>
          <table:table-cell office:value-type="float" office:value="3.42845" calcext:value-type="float">
            <text:p>3.42845</text:p>
          </table:table-cell>
          <table:table-cell office:value-type="float" office:value="19.8451" calcext:value-type="float">
            <text:p>19.8451</text:p>
          </table:table-cell>
          <table:table-cell office:value-type="float" office:value="119.5" calcext:value-type="float">
            <text:p>119.5</text:p>
          </table:table-cell>
          <table:table-cell office:value-type="float" office:value="105.1" calcext:value-type="float">
            <text:p>105.1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209.7" calcext:value-type="float">
            <text:p>209.7</text:p>
          </table:table-cell>
          <table:table-cell table:formula="of:=SUM([.B28:.D28];[.F28])" office:value-type="float" office:value="143.029595" calcext:value-type="float">
            <text:p>143.029595</text:p>
          </table:table-cell>
          <table:table-cell table:formula="of:=[.H28]/1000" office:value-type="float" office:value="0.143029595" calcext:value-type="float">
            <text:p>0.1</text:p>
          </table:table-cell>
        </table:table-row>
        <table:table-row table:style-name="ro1">
          <table:table-cell/>
          <table:table-cell office:value-type="float" office:value="16.732" calcext:value-type="float">
            <text:p>16.732</text:p>
          </table:table-cell>
          <table:table-cell office:value-type="float" office:value="3015.97" calcext:value-type="float">
            <text:p>3015.97</text:p>
          </table:table-cell>
          <table:table-cell office:value-type="float" office:value="2150.25" calcext:value-type="float">
            <text:p>2150.25</text:p>
          </table:table-cell>
          <table:table-cell office:value-type="float" office:value="119.2" calcext:value-type="float">
            <text:p>119.2</text:p>
          </table:table-cell>
          <table:table-cell office:value-type="float" office:value="1.5404" calcext:value-type="float">
            <text:p>1.5404</text:p>
          </table:table-cell>
          <table:table-cell office:value-type="float" office:value="237.9" calcext:value-type="float">
            <text:p>237.9</text:p>
          </table:table-cell>
          <table:table-cell table:formula="of:=SUM([.B29:.D29];[.F29])" office:value-type="float" office:value="5184.4924" calcext:value-type="float">
            <text:p>5184.4924</text:p>
          </table:table-cell>
          <table:table-cell table:formula="of:=[.H29]/1000" office:value-type="float" office:value="5.1844924" calcext:value-type="float">
            <text:p>5.2</text:p>
          </table:table-cell>
        </table:table-row>
        <table:table-row table:style-name="ro1">
          <table:table-cell/>
          <table:table-cell office:value-type="float" office:value="14.0467" calcext:value-type="float">
            <text:p>14.0467</text:p>
          </table:table-cell>
          <table:table-cell office:value-type="float" office:value="15066.5" calcext:value-type="float">
            <text:p>15066.5</text:p>
          </table:table-cell>
          <table:table-cell office:value-type="float" office:value="1325.12" calcext:value-type="float">
            <text:p>1325.12</text:p>
          </table:table-cell>
          <table:table-cell office:value-type="float" office:value="213.3" calcext:value-type="float">
            <text:p>213.3</text:p>
          </table:table-cell>
          <table:table-cell office:value-type="float" office:value="4.6246" calcext:value-type="float">
            <text:p>4.6246</text:p>
          </table:table-cell>
          <table:table-cell office:value-type="float" office:value="425.9" calcext:value-type="float">
            <text:p>425.9</text:p>
          </table:table-cell>
          <table:table-cell table:formula="of:=SUM([.B30:.D30];[.F30])" office:value-type="float" office:value="16410.2913" calcext:value-type="float">
            <text:p>16410.2913</text:p>
          </table:table-cell>
          <table:table-cell table:formula="of:=[.H30]/1000" office:value-type="float" office:value="16.4102913" calcext:value-type="float">
            <text:p>16.4</text:p>
          </table:table-cell>
        </table:table-row>
      </table:table>
      <table:named-expressions/>
      <table:database-ranges>
        <table:database-range table:name="__Anonymous_Sheet_DB__0" table:target-range-address="Sheet1.A1:Sheet1.B48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  <table:database-range table:name="__Anonymous_Sheet_DB__1" table:target-range-address="Sheet2.A1:Sheet2.C47" table:contains-header="false">
          <table:sort>
            <table:sort-by table:field-number="2" table:order="descending" table:data-type="automatic"/>
            <table:sort-by table:field-number="1" table:order="descending" table:data-type="automatic"/>
          </table:sort>
        </table:database-range>
        <table:database-range table:name="__Anonymous_Sheet_DB__2" table:target-range-address="Sheet3.G29:Sheet3.H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0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05:15:37.835887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20:21:24.221337760</meta:creation-date>
    <dc:date>2016-04-28T04:51:28.536726105</dc:date>
    <meta:editing-duration>P1DT3H18M12S</meta:editing-duration>
    <meta:editing-cycles>11</meta:editing-cycles>
    <meta:generator>LibreOffice/4.2.8.2$Linux_X86_64 LibreOffice_project/420m0$Build-2</meta:generator>
    <meta:document-statistic meta:table-count="8" meta:cell-count="1679" meta:object-count="0"/>
  </office:meta>
</office:document-meta>
</file>